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b7c62" officeooo:paragraph-rsid="000b7c62" style:font-size-asian="12.25pt" style:font-size-complex="14pt"/>
    </style:style>
    <style:style style:name="P2" style:family="paragraph" style:parent-style-name="Standard">
      <style:paragraph-properties fo:text-align="justify" style:justify-single-word="false"/>
      <style:text-properties fo:font-size="14pt" officeooo:rsid="000b7c62" officeooo:paragraph-rsid="000b7c62" style:font-size-asian="12.25pt" style:font-size-complex="14pt"/>
    </style:style>
    <style:style style:name="P3" style:family="paragraph" style:parent-style-name="Standard">
      <style:paragraph-properties fo:text-align="justify" style:justify-single-word="false"/>
      <style:text-properties fo:font-size="14pt" officeooo:rsid="000d7306" officeooo:paragraph-rsid="000d7306" style:font-size-asian="12.25pt" style:font-size-complex="14pt"/>
    </style:style>
    <style:style style:name="P4" style:family="paragraph" style:parent-style-name="Standard">
      <style:paragraph-properties fo:text-align="justify" style:justify-single-word="false"/>
      <style:text-properties fo:font-size="14pt" officeooo:rsid="000f61af" officeooo:paragraph-rsid="000f61af" style:font-size-asian="12.25pt" style:font-size-complex="14pt"/>
    </style:style>
    <style:style style:name="P5" style:family="paragraph" style:parent-style-name="Standard">
      <style:paragraph-properties fo:text-align="justify" style:justify-single-word="false"/>
      <style:text-properties fo:font-size="14pt" officeooo:rsid="00114b5b" officeooo:paragraph-rsid="00114b5b" style:font-size-asian="12.25pt" style:font-size-complex="14pt"/>
    </style:style>
    <style:style style:name="P6" style:family="paragraph" style:parent-style-name="Standard">
      <style:paragraph-properties fo:text-align="center" style:justify-single-word="false"/>
      <style:text-properties fo:font-size="14pt" officeooo:rsid="00114b5b" officeooo:paragraph-rsid="00114b5b" style:font-size-asian="12.25pt" style:font-size-complex="14pt"/>
    </style:style>
    <style:style style:name="P7" style:family="paragraph" style:parent-style-name="Standard">
      <style:paragraph-properties fo:text-align="justify" style:justify-single-word="false"/>
      <style:text-properties fo:font-size="14pt" officeooo:rsid="0012ed68" officeooo:paragraph-rsid="0012ed68" style:font-size-asian="12.25pt" style:font-size-complex="14pt"/>
    </style:style>
    <style:style style:name="P8" style:family="paragraph" style:parent-style-name="Standard">
      <style:paragraph-properties fo:text-align="justify" style:justify-single-word="false"/>
      <style:text-properties fo:font-size="14pt" officeooo:rsid="0012ed68" officeooo:paragraph-rsid="00114b5b" style:font-size-asian="12.25pt" style:font-size-complex="14pt"/>
    </style:style>
    <style:style style:name="P9" style:family="paragraph" style:parent-style-name="Standard">
      <style:paragraph-properties fo:text-align="justify" style:justify-single-word="false"/>
      <style:text-properties fo:font-size="14pt" officeooo:rsid="00152991" officeooo:paragraph-rsid="00152991" style:font-size-asian="12.25pt" style:font-size-complex="14pt"/>
    </style:style>
    <style:style style:name="P10" style:family="paragraph" style:parent-style-name="Standard">
      <style:paragraph-properties fo:text-align="justify" style:justify-single-word="false"/>
      <style:text-properties fo:font-size="14pt" officeooo:rsid="00152991" officeooo:paragraph-rsid="001a33f6" style:font-size-asian="12.25pt" style:font-size-complex="14pt"/>
    </style:style>
    <style:style style:name="P11" style:family="paragraph" style:parent-style-name="Standard">
      <style:paragraph-properties fo:text-align="justify" style:justify-single-word="false"/>
      <style:text-properties fo:font-size="14pt" officeooo:rsid="0016a05b" officeooo:paragraph-rsid="0016a05b" style:font-size-asian="12.25pt" style:font-size-complex="14pt"/>
    </style:style>
    <style:style style:name="P12"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3"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4" style:family="paragraph" style:parent-style-name="Standard">
      <style:paragraph-properties fo:text-align="justify" style:justify-single-word="false"/>
      <style:text-properties fo:font-size="14pt" officeooo:rsid="00272745" officeooo:paragraph-rsid="00272745" style:font-size-asian="12.25pt" style:font-size-complex="14pt"/>
    </style:style>
    <style:style style:name="P15" style:family="paragraph" style:parent-style-name="Standard">
      <style:paragraph-properties fo:text-align="justify" style:justify-single-word="false"/>
      <style:text-properties fo:font-size="14pt" officeooo:rsid="002b47e5" officeooo:paragraph-rsid="002b47e5" style:font-size-asian="12.25pt" style:font-size-complex="14pt"/>
    </style:style>
    <style:style style:name="P16" style:family="paragraph" style:parent-style-name="Standard" style:list-style-name="L1">
      <style:paragraph-properties fo:text-align="justify" style:justify-single-word="false"/>
      <style:text-properties fo:font-size="14pt" officeooo:rsid="000b7c62" officeooo:paragraph-rsid="000b7c62" style:font-size-asian="12.25pt" style:font-size-complex="14pt"/>
    </style:style>
    <style:style style:name="P17" style:family="paragraph" style:parent-style-name="Standard" style:list-style-name="L2">
      <style:paragraph-properties fo:text-align="justify" style:justify-single-word="false"/>
      <style:text-properties fo:font-size="14pt" officeooo:rsid="000b7c62" officeooo:paragraph-rsid="000b7c62" style:font-size-asian="12.25pt" style:font-size-complex="14pt"/>
    </style:style>
    <style:style style:name="P18" style:family="paragraph" style:parent-style-name="Standard" style:list-style-name="L2">
      <style:paragraph-properties fo:text-align="justify" style:justify-single-word="false"/>
      <style:text-properties fo:font-size="14pt" officeooo:rsid="000d7306" officeooo:paragraph-rsid="000d7306" style:font-size-asian="12.25pt" style:font-size-complex="14pt"/>
    </style:style>
    <style:style style:name="P19" style:family="paragraph" style:parent-style-name="Standard" style:list-style-name="L3">
      <style:paragraph-properties fo:text-align="justify" style:justify-single-word="false"/>
      <style:text-properties fo:font-size="14pt" officeooo:rsid="000d7306" officeooo:paragraph-rsid="000d7306" style:font-size-asian="12.25pt" style:font-size-complex="14pt"/>
    </style:style>
    <style:style style:name="P20" style:family="paragraph" style:parent-style-name="Standard" style:list-style-name="L4">
      <style:paragraph-properties fo:text-align="justify" style:justify-single-word="false"/>
      <style:text-properties fo:font-size="14pt" officeooo:rsid="000d7306" officeooo:paragraph-rsid="000d7306" style:font-size-asian="12.25pt" style:font-size-complex="14pt"/>
    </style:style>
    <style:style style:name="P21" style:family="paragraph" style:parent-style-name="Standard" style:list-style-name="L5">
      <style:paragraph-properties fo:text-align="justify" style:justify-single-word="false"/>
      <style:text-properties fo:font-size="14pt" officeooo:rsid="000d7306" officeooo:paragraph-rsid="000d7306" style:font-size-asian="12.25pt" style:font-size-complex="14pt"/>
    </style:style>
    <style:style style:name="P22" style:family="paragraph" style:parent-style-name="Standard" style:list-style-name="L6">
      <style:paragraph-properties fo:text-align="justify" style:justify-single-word="false"/>
      <style:text-properties fo:font-size="14pt" officeooo:rsid="000d7306" officeooo:paragraph-rsid="000d7306" style:font-size-asian="12.25pt" style:font-size-complex="14pt"/>
    </style:style>
    <style:style style:name="P23" style:family="paragraph" style:parent-style-name="Standard" style:list-style-name="L7">
      <style:paragraph-properties fo:text-align="justify" style:justify-single-word="false"/>
      <style:text-properties fo:font-size="14pt" officeooo:rsid="000d7306" officeooo:paragraph-rsid="000d7306" style:font-size-asian="12.25pt" style:font-size-complex="14pt"/>
    </style:style>
    <style:style style:name="P24" style:family="paragraph" style:parent-style-name="Standard" style:list-style-name="L8">
      <style:paragraph-properties fo:text-align="justify" style:justify-single-word="false"/>
      <style:text-properties fo:font-size="14pt" officeooo:rsid="000d7306" officeooo:paragraph-rsid="000d7306" style:font-size-asian="12.25pt" style:font-size-complex="14pt"/>
    </style:style>
    <style:style style:name="P25" style:family="paragraph" style:parent-style-name="Standard" style:list-style-name="L9">
      <style:paragraph-properties fo:text-align="justify" style:justify-single-word="false"/>
      <style:text-properties fo:font-size="14pt" officeooo:rsid="000d7306" officeooo:paragraph-rsid="000d7306" style:font-size-asian="12.25pt" style:font-size-complex="14pt"/>
    </style:style>
    <style:style style:name="P26" style:family="paragraph" style:parent-style-name="Standard" style:list-style-name="L9">
      <style:paragraph-properties fo:text-align="justify" style:justify-single-word="false"/>
      <style:text-properties fo:font-size="14pt" officeooo:rsid="000f61af" officeooo:paragraph-rsid="000f61af" style:font-size-asian="12.25pt" style:font-size-complex="14pt"/>
    </style:style>
    <style:style style:name="P27" style:family="paragraph" style:parent-style-name="Standard" style:list-style-name="L10">
      <style:paragraph-properties fo:text-align="justify" style:justify-single-word="false"/>
      <style:text-properties fo:font-size="14pt" officeooo:rsid="000f61af" officeooo:paragraph-rsid="000f61af" style:font-size-asian="12.25pt" style:font-size-complex="14pt"/>
    </style:style>
    <style:style style:name="P28" style:family="paragraph" style:parent-style-name="Standard" style:list-style-name="L11">
      <style:paragraph-properties fo:text-align="justify" style:justify-single-word="false"/>
      <style:text-properties fo:font-size="14pt" officeooo:rsid="000f61af" officeooo:paragraph-rsid="000f61af" style:font-size-asian="12.25pt" style:font-size-complex="14pt"/>
    </style:style>
    <style:style style:name="P29" style:family="paragraph" style:parent-style-name="Standard" style:list-style-name="L12">
      <style:paragraph-properties fo:text-align="justify" style:justify-single-word="false"/>
      <style:text-properties fo:font-size="14pt" officeooo:rsid="000f61af" officeooo:paragraph-rsid="000f61af" style:font-size-asian="12.25pt" style:font-size-complex="14pt"/>
    </style:style>
    <style:style style:name="P30" style:family="paragraph" style:parent-style-name="Standard" style:list-style-name="L13">
      <style:paragraph-properties fo:text-align="justify" style:justify-single-word="false"/>
      <style:text-properties fo:font-size="14pt" officeooo:rsid="000f61af" officeooo:paragraph-rsid="000f61af" style:font-size-asian="12.25pt" style:font-size-complex="14pt"/>
    </style:style>
    <style:style style:name="P31" style:family="paragraph" style:parent-style-name="Standard" style:list-style-name="L10">
      <style:paragraph-properties fo:text-align="justify" style:justify-single-word="false"/>
      <style:text-properties fo:font-size="14pt" officeooo:rsid="002780b5" officeooo:paragraph-rsid="002780b5" style:font-size-asian="12.25pt" style:font-size-complex="14pt"/>
    </style:style>
    <style:style style:name="P32" style:family="paragraph" style:parent-style-name="Standard" style:list-style-name="L14">
      <style:paragraph-properties fo:text-align="justify" style:justify-single-word="false"/>
      <style:text-properties fo:font-size="14pt" officeooo:rsid="00272745" officeooo:paragraph-rsid="00272745" style:font-size-asian="12.25pt" style:font-size-complex="14pt"/>
    </style:style>
    <style:style style:name="P33" style:family="paragraph" style:parent-style-name="Standard" style:list-style-name="L15">
      <style:paragraph-properties fo:text-align="justify" style:justify-single-word="false"/>
      <style:text-properties fo:font-size="14pt" officeooo:rsid="001fad73" officeooo:paragraph-rsid="001fad73" style:font-size-asian="12.25pt" style:font-size-complex="14pt"/>
    </style:style>
    <style:style style:name="P34" style:family="paragraph" style:parent-style-name="Standard" style:list-style-name="L17">
      <style:paragraph-properties fo:text-align="justify" style:justify-single-word="false"/>
      <style:text-properties fo:font-size="14pt" officeooo:rsid="001fad73" officeooo:paragraph-rsid="001fad73" style:font-size-asian="12.25pt" style:font-size-complex="14pt"/>
    </style:style>
    <style:style style:name="P35" style:family="paragraph" style:parent-style-name="Standard" style:list-style-name="L18">
      <style:paragraph-properties fo:text-align="justify" style:justify-single-word="false"/>
      <style:text-properties fo:font-size="14pt" officeooo:rsid="001fad73" officeooo:paragraph-rsid="002b47e5" style:font-size-asian="12.25pt" style:font-size-complex="14pt"/>
    </style:style>
    <style:style style:name="P36" style:family="paragraph" style:parent-style-name="Standard" style:list-style-name="L19">
      <style:paragraph-properties fo:text-align="justify" style:justify-single-word="false"/>
      <style:text-properties fo:font-size="14pt" officeooo:rsid="001fad73" officeooo:paragraph-rsid="002bb4d3" style:font-size-asian="12.25pt" style:font-size-complex="14pt"/>
    </style:style>
    <style:style style:name="P37" style:family="paragraph" style:parent-style-name="Standard" style:list-style-name="L20">
      <style:paragraph-properties fo:text-align="justify" style:justify-single-word="false"/>
      <style:text-properties fo:font-size="14pt" officeooo:rsid="001fad73" officeooo:paragraph-rsid="002cc80d" style:font-size-asian="12.25pt" style:font-size-complex="14pt"/>
    </style:style>
    <style:style style:name="P38" style:family="paragraph" style:parent-style-name="Standard" style:list-style-name="L21">
      <style:paragraph-properties fo:text-align="justify" style:justify-single-word="false"/>
      <style:text-properties fo:font-size="14pt" officeooo:rsid="001fad73" officeooo:paragraph-rsid="002d5b59" style:font-size-asian="12.25pt" style:font-size-complex="14pt"/>
    </style:style>
    <style:style style:name="P39" style:family="paragraph" style:parent-style-name="Standard" style:list-style-name="L22">
      <style:paragraph-properties fo:text-align="justify" style:justify-single-word="false"/>
      <style:text-properties fo:font-size="14pt" officeooo:rsid="001fad73" officeooo:paragraph-rsid="002ecfda" style:font-size-asian="12.25pt" style:font-size-complex="14pt"/>
    </style:style>
    <style:style style:name="P40" style:family="paragraph" style:parent-style-name="Standard" style:list-style-name="L22">
      <style:paragraph-properties fo:text-align="justify" style:justify-single-word="false"/>
      <style:text-properties fo:font-size="14pt" officeooo:rsid="001fad73" officeooo:paragraph-rsid="00339029" style:font-size-asian="12.25pt" style:font-size-complex="14pt"/>
    </style:style>
    <style:style style:name="P41" style:family="paragraph" style:parent-style-name="Standard" style:list-style-name="L22">
      <style:paragraph-properties fo:text-align="justify" style:justify-single-word="false"/>
      <style:text-properties fo:font-size="14pt" officeooo:rsid="001fad73" officeooo:paragraph-rsid="0035ea6f" style:font-size-asian="12.25pt" style:font-size-complex="14pt"/>
    </style:style>
    <style:style style:name="P42" style:family="paragraph" style:parent-style-name="Standard" style:list-style-name="L22">
      <style:paragraph-properties fo:text-align="justify" style:justify-single-word="false"/>
      <style:text-properties fo:font-size="14pt" officeooo:rsid="001fad73" officeooo:paragraph-rsid="00405933" style:font-size-asian="12.25pt" style:font-size-complex="14pt"/>
    </style:style>
    <style:style style:name="P43" style:family="paragraph" style:parent-style-name="Standard" style:list-style-name="L22">
      <style:paragraph-properties fo:text-align="justify" style:justify-single-word="false"/>
      <style:text-properties fo:font-size="14pt" officeooo:rsid="001fad73" officeooo:paragraph-rsid="0042977b" style:font-size-asian="12.25pt" style:font-size-complex="14pt"/>
    </style:style>
    <style:style style:name="P44" style:family="paragraph" style:parent-style-name="Standard" style:list-style-name="L22">
      <style:paragraph-properties fo:text-align="justify" style:justify-single-word="false"/>
      <style:text-properties fo:font-size="14pt" officeooo:rsid="001fad73" officeooo:paragraph-rsid="0042b7aa" style:font-size-asian="12.25pt" style:font-size-complex="14pt"/>
    </style:style>
    <style:style style:name="P45" style:family="paragraph" style:parent-style-name="Standard" style:list-style-name="L22">
      <style:paragraph-properties fo:text-align="justify" style:justify-single-word="false"/>
      <style:text-properties fo:font-size="14pt" officeooo:rsid="001fad73" officeooo:paragraph-rsid="004467a9" style:font-size-asian="12.25pt" style:font-size-complex="14pt"/>
    </style:style>
    <style:style style:name="P46" style:family="paragraph" style:parent-style-name="Standard" style:list-style-name="L22">
      <style:paragraph-properties fo:text-align="justify" style:justify-single-word="false"/>
      <style:text-properties fo:font-size="14pt" officeooo:rsid="001fad73" officeooo:paragraph-rsid="004769ec" style:font-size-asian="12.25pt" style:font-size-complex="14pt"/>
    </style:style>
    <style:style style:name="P47" style:family="paragraph" style:parent-style-name="Standard" style:list-style-name="L22">
      <style:paragraph-properties fo:text-align="justify" style:justify-single-word="false"/>
      <style:text-properties fo:font-size="14pt" officeooo:rsid="001fad73" officeooo:paragraph-rsid="00498a9c" style:font-size-asian="12.25pt" style:font-size-complex="14pt"/>
    </style:style>
    <style:style style:name="P48" style:family="paragraph" style:parent-style-name="Standard" style:list-style-name="L16">
      <style:paragraph-properties fo:text-align="justify" style:justify-single-word="false"/>
      <style:text-properties fo:font-size="14pt" officeooo:rsid="001cb1bb" officeooo:paragraph-rsid="001cb1bb" style:font-size-asian="12.25pt" style:font-size-complex="14pt"/>
    </style:style>
    <style:style style:name="P49" style:family="paragraph" style:parent-style-name="Standard" style:list-style-name="L16">
      <style:paragraph-properties fo:text-align="justify" style:justify-single-word="false"/>
      <style:text-properties fo:font-size="14pt" officeooo:rsid="001d3b10" officeooo:paragraph-rsid="001d3b10" style:font-size-asian="12.25pt" style:font-size-complex="14pt"/>
    </style:style>
    <style:style style:name="P50" style:family="paragraph" style:parent-style-name="Standard" style:list-style-name="L16">
      <style:paragraph-properties fo:text-align="justify" style:justify-single-word="false"/>
      <style:text-properties fo:font-size="14pt" officeooo:rsid="001dc7c3" officeooo:paragraph-rsid="001dc7c3" style:font-size-asian="12.25pt" style:font-size-complex="14pt"/>
    </style:style>
    <style:style style:name="P51" style:family="paragraph" style:parent-style-name="Standard" style:list-style-name="L16">
      <style:paragraph-properties fo:text-align="justify" style:justify-single-word="false"/>
      <style:text-properties fo:font-size="14pt" officeooo:rsid="001f30a8" officeooo:paragraph-rsid="001f30a8" style:font-size-asian="12.25pt" style:font-size-complex="14pt"/>
    </style:style>
    <style:style style:name="P52" style:family="paragraph" style:parent-style-name="Standard" style:list-style-name="L17">
      <style:paragraph-properties fo:text-align="justify" style:justify-single-word="false"/>
      <style:text-properties fo:font-size="14pt" officeooo:rsid="002b47e5" officeooo:paragraph-rsid="002b47e5" style:font-size-asian="12.25pt" style:font-size-complex="14pt"/>
    </style:style>
    <style:style style:name="P53" style:family="paragraph" style:parent-style-name="Standard" style:list-style-name="L18">
      <style:paragraph-properties fo:text-align="justify" style:justify-single-word="false"/>
      <style:text-properties fo:font-size="14pt" officeooo:rsid="002b47e5" officeooo:paragraph-rsid="002b47e5" style:font-size-asian="12.25pt" style:font-size-complex="14pt"/>
    </style:style>
    <style:style style:name="P54" style:family="paragraph" style:parent-style-name="Standard" style:list-style-name="L19">
      <style:paragraph-properties fo:text-align="justify" style:justify-single-word="false"/>
      <style:text-properties fo:font-size="14pt" officeooo:rsid="002b47e5" officeooo:paragraph-rsid="002bb4d3" style:font-size-asian="12.25pt" style:font-size-complex="14pt"/>
    </style:style>
    <style:style style:name="P55" style:family="paragraph" style:parent-style-name="Standard" style:list-style-name="L20">
      <style:paragraph-properties fo:text-align="justify" style:justify-single-word="false"/>
      <style:text-properties fo:font-size="14pt" officeooo:rsid="002b47e5" officeooo:paragraph-rsid="002cc80d" style:font-size-asian="12.25pt" style:font-size-complex="14pt"/>
    </style:style>
    <style:style style:name="P56" style:family="paragraph" style:parent-style-name="Standard" style:list-style-name="L21">
      <style:paragraph-properties fo:text-align="justify" style:justify-single-word="false"/>
      <style:text-properties fo:font-size="14pt" officeooo:rsid="002b47e5" officeooo:paragraph-rsid="002d5b59" style:font-size-asian="12.25pt" style:font-size-complex="14pt"/>
    </style:style>
    <style:style style:name="P57" style:family="paragraph" style:parent-style-name="Standard" style:list-style-name="L22">
      <style:paragraph-properties fo:text-align="justify" style:justify-single-word="false"/>
      <style:text-properties fo:font-size="14pt" officeooo:rsid="002b47e5" officeooo:paragraph-rsid="002ecfda" style:font-size-asian="12.25pt" style:font-size-complex="14pt"/>
    </style:style>
    <style:style style:name="P58" style:family="paragraph" style:parent-style-name="Standard" style:list-style-name="L22">
      <style:paragraph-properties fo:text-align="justify" style:justify-single-word="false"/>
      <style:text-properties fo:font-size="14pt" officeooo:rsid="002b47e5" officeooo:paragraph-rsid="00339029" style:font-size-asian="12.25pt" style:font-size-complex="14pt"/>
    </style:style>
    <style:style style:name="P59" style:family="paragraph" style:parent-style-name="Standard" style:list-style-name="L22">
      <style:paragraph-properties fo:text-align="justify" style:justify-single-word="false"/>
      <style:text-properties fo:font-size="14pt" officeooo:rsid="002b47e5" officeooo:paragraph-rsid="0035ea6f" style:font-size-asian="12.25pt" style:font-size-complex="14pt"/>
    </style:style>
    <style:style style:name="P60" style:family="paragraph" style:parent-style-name="Standard" style:list-style-name="L22">
      <style:paragraph-properties fo:text-align="justify" style:justify-single-word="false"/>
      <style:text-properties fo:font-size="14pt" officeooo:rsid="002b47e5" officeooo:paragraph-rsid="0040f2d6" style:font-size-asian="12.25pt" style:font-size-complex="14pt"/>
    </style:style>
    <style:style style:name="P61" style:family="paragraph" style:parent-style-name="Standard" style:list-style-name="L22">
      <style:paragraph-properties fo:text-align="justify" style:justify-single-word="false"/>
      <style:text-properties fo:font-size="14pt" officeooo:rsid="002b47e5" officeooo:paragraph-rsid="0042977b" style:font-size-asian="12.25pt" style:font-size-complex="14pt"/>
    </style:style>
    <style:style style:name="P62" style:family="paragraph" style:parent-style-name="Standard" style:list-style-name="L22">
      <style:paragraph-properties fo:text-align="justify" style:justify-single-word="false"/>
      <style:text-properties fo:font-size="14pt" officeooo:rsid="002b47e5" officeooo:paragraph-rsid="0042b7aa" style:font-size-asian="12.25pt" style:font-size-complex="14pt"/>
    </style:style>
    <style:style style:name="P63" style:family="paragraph" style:parent-style-name="Standard" style:list-style-name="L22">
      <style:paragraph-properties fo:text-align="justify" style:justify-single-word="false"/>
      <style:text-properties fo:font-size="14pt" officeooo:rsid="002b47e5" officeooo:paragraph-rsid="004467a9" style:font-size-asian="12.25pt" style:font-size-complex="14pt"/>
    </style:style>
    <style:style style:name="P64" style:family="paragraph" style:parent-style-name="Standard" style:list-style-name="L22">
      <style:paragraph-properties fo:text-align="justify" style:justify-single-word="false"/>
      <style:text-properties fo:font-size="14pt" officeooo:rsid="002b47e5" officeooo:paragraph-rsid="0047b232" style:font-size-asian="12.25pt" style:font-size-complex="14pt"/>
    </style:style>
    <style:style style:name="P65" style:family="paragraph" style:parent-style-name="Standard" style:list-style-name="L22">
      <style:paragraph-properties fo:text-align="justify" style:justify-single-word="false"/>
      <style:text-properties fo:font-size="14pt" officeooo:rsid="002b47e5" officeooo:paragraph-rsid="00498a9c" style:font-size-asian="12.25pt" style:font-size-complex="14pt"/>
    </style:style>
    <style:style style:name="P66" style:family="paragraph" style:parent-style-name="Standard" style:list-style-name="L17">
      <style:paragraph-properties fo:text-align="justify" style:justify-single-word="false"/>
      <style:text-properties fo:font-size="14pt" officeooo:rsid="002ab99c" officeooo:paragraph-rsid="002ab99c" style:font-size-asian="12.25pt" style:font-size-complex="14pt"/>
    </style:style>
    <style:style style:name="P67" style:family="paragraph" style:parent-style-name="Standard" style:list-style-name="L19">
      <style:paragraph-properties fo:text-align="justify" style:justify-single-word="false"/>
      <style:text-properties fo:font-size="14pt" officeooo:rsid="002bb4d3" officeooo:paragraph-rsid="002bb4d3" style:font-size-asian="12.25pt" style:font-size-complex="14pt"/>
    </style:style>
    <style:style style:name="P68" style:family="paragraph" style:parent-style-name="Standard" style:list-style-name="L20">
      <style:paragraph-properties fo:text-align="justify" style:justify-single-word="false"/>
      <style:text-properties fo:font-size="14pt" officeooo:rsid="002bb4d3" officeooo:paragraph-rsid="002cc80d" style:font-size-asian="12.25pt" style:font-size-complex="14pt"/>
    </style:style>
    <style:style style:name="P69" style:family="paragraph" style:parent-style-name="Standard" style:list-style-name="L21">
      <style:paragraph-properties fo:text-align="justify" style:justify-single-word="false"/>
      <style:text-properties fo:font-size="14pt" officeooo:rsid="002bb4d3" officeooo:paragraph-rsid="002d5b59" style:font-size-asian="12.25pt" style:font-size-complex="14pt"/>
    </style:style>
    <style:style style:name="P70" style:family="paragraph" style:parent-style-name="Standard" style:list-style-name="L22">
      <style:paragraph-properties fo:text-align="justify" style:justify-single-word="false"/>
      <style:text-properties fo:font-size="14pt" officeooo:rsid="002bb4d3" officeooo:paragraph-rsid="00339029" style:font-size-asian="12.25pt" style:font-size-complex="14pt"/>
    </style:style>
    <style:style style:name="P71" style:family="paragraph" style:parent-style-name="Standard" style:list-style-name="L22">
      <style:paragraph-properties fo:text-align="justify" style:justify-single-word="false"/>
      <style:text-properties fo:font-size="14pt" officeooo:rsid="002bb4d3" officeooo:paragraph-rsid="0035ea6f" style:font-size-asian="12.25pt" style:font-size-complex="14pt"/>
    </style:style>
    <style:style style:name="P72" style:family="paragraph" style:parent-style-name="Standard" style:list-style-name="L22">
      <style:paragraph-properties fo:text-align="justify" style:justify-single-word="false"/>
      <style:text-properties fo:font-size="14pt" officeooo:rsid="002bb4d3" officeooo:paragraph-rsid="0040f2d6" style:font-size-asian="12.25pt" style:font-size-complex="14pt"/>
    </style:style>
    <style:style style:name="P73" style:family="paragraph" style:parent-style-name="Standard" style:list-style-name="L22">
      <style:paragraph-properties fo:text-align="justify" style:justify-single-word="false"/>
      <style:text-properties fo:font-size="14pt" officeooo:rsid="002bb4d3" officeooo:paragraph-rsid="0042977b" style:font-size-asian="12.25pt" style:font-size-complex="14pt"/>
    </style:style>
    <style:style style:name="P74" style:family="paragraph" style:parent-style-name="Standard" style:list-style-name="L22">
      <style:paragraph-properties fo:text-align="justify" style:justify-single-word="false"/>
      <style:text-properties fo:font-size="14pt" officeooo:rsid="002bb4d3" officeooo:paragraph-rsid="0042b7aa" style:font-size-asian="12.25pt" style:font-size-complex="14pt"/>
    </style:style>
    <style:style style:name="P75" style:family="paragraph" style:parent-style-name="Standard" style:list-style-name="L22">
      <style:paragraph-properties fo:text-align="justify" style:justify-single-word="false"/>
      <style:text-properties fo:font-size="14pt" officeooo:rsid="002bb4d3" officeooo:paragraph-rsid="004467a9" style:font-size-asian="12.25pt" style:font-size-complex="14pt"/>
    </style:style>
    <style:style style:name="P76" style:family="paragraph" style:parent-style-name="Standard" style:list-style-name="L22">
      <style:paragraph-properties fo:text-align="justify" style:justify-single-word="false"/>
      <style:text-properties fo:font-size="14pt" officeooo:rsid="002bb4d3" officeooo:paragraph-rsid="004769ec" style:font-size-asian="12.25pt" style:font-size-complex="14pt"/>
    </style:style>
    <style:style style:name="P77" style:family="paragraph" style:parent-style-name="Standard" style:list-style-name="L22">
      <style:paragraph-properties fo:text-align="justify" style:justify-single-word="false"/>
      <style:text-properties fo:font-size="14pt" officeooo:rsid="002bb4d3" officeooo:paragraph-rsid="00498a9c" style:font-size-asian="12.25pt" style:font-size-complex="14pt"/>
    </style:style>
    <style:style style:name="P78" style:family="paragraph" style:parent-style-name="Standard" style:list-style-name="L20">
      <style:paragraph-properties fo:text-align="justify" style:justify-single-word="false"/>
      <style:text-properties fo:font-size="14pt" officeooo:rsid="002cc80d" officeooo:paragraph-rsid="002cc80d" style:font-size-asian="12.25pt" style:font-size-complex="14pt"/>
    </style:style>
    <style:style style:name="P79" style:family="paragraph" style:parent-style-name="Standard" style:list-style-name="L20">
      <style:paragraph-properties fo:text-align="justify" style:justify-single-word="false"/>
      <style:text-properties fo:font-size="14pt" officeooo:rsid="002cc80d" officeooo:paragraph-rsid="002d5b59" style:font-size-asian="12.25pt" style:font-size-complex="14pt"/>
    </style:style>
    <style:style style:name="P80" style:family="paragraph" style:parent-style-name="Standard" style:list-style-name="L21">
      <style:paragraph-properties fo:text-align="justify" style:justify-single-word="false"/>
      <style:text-properties fo:font-size="14pt" officeooo:rsid="002cc80d" officeooo:paragraph-rsid="002d5b59" style:font-size-asian="12.25pt" style:font-size-complex="14pt"/>
    </style:style>
    <style:style style:name="P81" style:family="paragraph" style:parent-style-name="Standard" style:list-style-name="L20">
      <style:paragraph-properties fo:text-align="justify" style:justify-single-word="false"/>
      <style:text-properties fo:font-size="14pt" officeooo:rsid="002d5b59" officeooo:paragraph-rsid="002d5b59" style:font-size-asian="12.25pt" style:font-size-complex="14pt"/>
    </style:style>
    <style:style style:name="P82" style:family="paragraph" style:parent-style-name="Standard" style:list-style-name="L21">
      <style:paragraph-properties fo:text-align="justify" style:justify-single-word="false"/>
      <style:text-properties fo:font-size="14pt" officeooo:rsid="002d5b59" officeooo:paragraph-rsid="002d5b59" style:font-size-asian="12.25pt" style:font-size-complex="14pt"/>
    </style:style>
    <style:style style:name="P83" style:family="paragraph" style:parent-style-name="Standard" style:list-style-name="L22">
      <style:paragraph-properties fo:text-align="justify" style:justify-single-word="false"/>
      <style:text-properties fo:font-size="14pt" officeooo:rsid="002ecfda" officeooo:paragraph-rsid="002ecfda" style:font-size-asian="12.25pt" style:font-size-complex="14pt"/>
    </style:style>
    <style:style style:name="P84" style:family="paragraph" style:parent-style-name="Standard" style:list-style-name="L22">
      <style:paragraph-properties fo:text-align="justify" style:justify-single-word="false"/>
      <style:text-properties fo:font-size="14pt" officeooo:rsid="002ecfda" officeooo:paragraph-rsid="00339029" style:font-size-asian="12.25pt" style:font-size-complex="14pt"/>
    </style:style>
    <style:style style:name="P85" style:family="paragraph" style:parent-style-name="Standard" style:list-style-name="L22">
      <style:paragraph-properties fo:text-align="justify" style:justify-single-word="false"/>
      <style:text-properties fo:font-size="14pt" officeooo:rsid="002ecfda" officeooo:paragraph-rsid="0035ea6f" style:font-size-asian="12.25pt" style:font-size-complex="14pt"/>
    </style:style>
    <style:style style:name="P86" style:family="paragraph" style:parent-style-name="Standard" style:list-style-name="L22">
      <style:paragraph-properties fo:text-align="justify" style:justify-single-word="false"/>
      <style:text-properties fo:font-size="14pt" officeooo:rsid="002ecfda" officeooo:paragraph-rsid="00405933" style:font-size-asian="12.25pt" style:font-size-complex="14pt"/>
    </style:style>
    <style:style style:name="P87" style:family="paragraph" style:parent-style-name="Standard" style:list-style-name="L22">
      <style:paragraph-properties fo:text-align="justify" style:justify-single-word="false"/>
      <style:text-properties fo:font-size="14pt" officeooo:rsid="002ecfda" officeooo:paragraph-rsid="0040f2d6" style:font-size-asian="12.25pt" style:font-size-complex="14pt"/>
    </style:style>
    <style:style style:name="P88" style:family="paragraph" style:parent-style-name="Standard" style:list-style-name="L22">
      <style:paragraph-properties fo:text-align="justify" style:justify-single-word="false"/>
      <style:text-properties fo:font-size="14pt" officeooo:rsid="002ecfda" officeooo:paragraph-rsid="0042977b" style:font-size-asian="12.25pt" style:font-size-complex="14pt"/>
    </style:style>
    <style:style style:name="P89" style:family="paragraph" style:parent-style-name="Standard" style:list-style-name="L22">
      <style:paragraph-properties fo:text-align="justify" style:justify-single-word="false"/>
      <style:text-properties fo:font-size="14pt" officeooo:rsid="002ecfda" officeooo:paragraph-rsid="0042b7aa" style:font-size-asian="12.25pt" style:font-size-complex="14pt"/>
    </style:style>
    <style:style style:name="P90" style:family="paragraph" style:parent-style-name="Standard" style:list-style-name="L22">
      <style:paragraph-properties fo:text-align="justify" style:justify-single-word="false"/>
      <style:text-properties fo:font-size="14pt" officeooo:rsid="002ecfda" officeooo:paragraph-rsid="004467a9" style:font-size-asian="12.25pt" style:font-size-complex="14pt"/>
    </style:style>
    <style:style style:name="P91" style:family="paragraph" style:parent-style-name="Standard" style:list-style-name="L22">
      <style:paragraph-properties fo:text-align="justify" style:justify-single-word="false"/>
      <style:text-properties fo:font-size="14pt" officeooo:rsid="002ecfda" officeooo:paragraph-rsid="004769ec" style:font-size-asian="12.25pt" style:font-size-complex="14pt"/>
    </style:style>
    <style:style style:name="P92" style:family="paragraph" style:parent-style-name="Standard" style:list-style-name="L22">
      <style:paragraph-properties fo:text-align="justify" style:justify-single-word="false"/>
      <style:text-properties fo:font-size="14pt" officeooo:rsid="002ecfda" officeooo:paragraph-rsid="0047b232" style:font-size-asian="12.25pt" style:font-size-complex="14pt"/>
    </style:style>
    <style:style style:name="P93" style:family="paragraph" style:parent-style-name="Standard" style:list-style-name="L22">
      <style:paragraph-properties fo:text-align="justify" style:justify-single-word="false"/>
      <style:text-properties fo:font-size="14pt" officeooo:rsid="002ecfda" officeooo:paragraph-rsid="00498a9c" style:font-size-asian="12.25pt" style:font-size-complex="14pt"/>
    </style:style>
    <style:style style:name="P94" style:family="paragraph" style:parent-style-name="Standard" style:list-style-name="L22">
      <style:paragraph-properties fo:text-align="justify" style:justify-single-word="false"/>
      <style:text-properties fo:font-size="14pt" officeooo:rsid="00339029" officeooo:paragraph-rsid="00339029" style:font-size-asian="12.25pt" style:font-size-complex="14pt"/>
    </style:style>
    <style:style style:name="P95" style:family="paragraph" style:parent-style-name="Standard" style:list-style-name="L22">
      <style:paragraph-properties fo:text-align="justify" style:justify-single-word="false"/>
      <style:text-properties fo:font-size="14pt" officeooo:rsid="00339029" officeooo:paragraph-rsid="0035ea6f" style:font-size-asian="12.25pt" style:font-size-complex="14pt"/>
    </style:style>
    <style:style style:name="P96" style:family="paragraph" style:parent-style-name="Standard" style:list-style-name="L22">
      <style:paragraph-properties fo:text-align="justify" style:justify-single-word="false"/>
      <style:text-properties fo:font-size="14pt" officeooo:rsid="00339029" officeooo:paragraph-rsid="00405933" style:font-size-asian="12.25pt" style:font-size-complex="14pt"/>
    </style:style>
    <style:style style:name="P97" style:family="paragraph" style:parent-style-name="Standard" style:list-style-name="L22">
      <style:paragraph-properties fo:text-align="justify" style:justify-single-word="false"/>
      <style:text-properties fo:font-size="14pt" officeooo:rsid="00339029" officeooo:paragraph-rsid="0042977b" style:font-size-asian="12.25pt" style:font-size-complex="14pt"/>
    </style:style>
    <style:style style:name="P98" style:family="paragraph" style:parent-style-name="Standard" style:list-style-name="L22">
      <style:paragraph-properties fo:text-align="justify" style:justify-single-word="false"/>
      <style:text-properties fo:font-size="14pt" officeooo:rsid="00339029" officeooo:paragraph-rsid="0042b7aa" style:font-size-asian="12.25pt" style:font-size-complex="14pt"/>
    </style:style>
    <style:style style:name="P99" style:family="paragraph" style:parent-style-name="Standard" style:list-style-name="L22">
      <style:paragraph-properties fo:text-align="justify" style:justify-single-word="false"/>
      <style:text-properties fo:font-size="14pt" officeooo:rsid="00339029" officeooo:paragraph-rsid="004467a9" style:font-size-asian="12.25pt" style:font-size-complex="14pt"/>
    </style:style>
    <style:style style:name="P100" style:family="paragraph" style:parent-style-name="Standard" style:list-style-name="L22">
      <style:paragraph-properties fo:text-align="justify" style:justify-single-word="false"/>
      <style:text-properties fo:font-size="14pt" officeooo:rsid="00339029" officeooo:paragraph-rsid="004769ec" style:font-size-asian="12.25pt" style:font-size-complex="14pt"/>
    </style:style>
    <style:style style:name="P101" style:family="paragraph" style:parent-style-name="Standard" style:list-style-name="L22">
      <style:paragraph-properties fo:text-align="justify" style:justify-single-word="false"/>
      <style:text-properties fo:font-size="14pt" officeooo:rsid="00339029" officeooo:paragraph-rsid="00498a9c" style:font-size-asian="12.25pt" style:font-size-complex="14pt"/>
    </style:style>
    <style:style style:name="P102" style:family="paragraph" style:parent-style-name="Standard" style:list-style-name="L22">
      <style:paragraph-properties fo:text-align="justify" style:justify-single-word="false"/>
      <style:text-properties fo:font-size="14pt" officeooo:rsid="002ee516" officeooo:paragraph-rsid="002ee516" style:font-size-asian="12.25pt" style:font-size-complex="14pt"/>
    </style:style>
    <style:style style:name="P103" style:family="paragraph" style:parent-style-name="Standard" style:list-style-name="L22">
      <style:paragraph-properties fo:text-align="justify" style:justify-single-word="false"/>
      <style:text-properties fo:font-size="14pt" officeooo:rsid="002ee516" officeooo:paragraph-rsid="00339029" style:font-size-asian="12.25pt" style:font-size-complex="14pt"/>
    </style:style>
    <style:style style:name="P104" style:family="paragraph" style:parent-style-name="Standard" style:list-style-name="L22">
      <style:paragraph-properties fo:text-align="justify" style:justify-single-word="false"/>
      <style:text-properties fo:font-size="14pt" officeooo:rsid="002ee516" officeooo:paragraph-rsid="0035ea6f" style:font-size-asian="12.25pt" style:font-size-complex="14pt"/>
    </style:style>
    <style:style style:name="P105" style:family="paragraph" style:parent-style-name="Standard" style:list-style-name="L22">
      <style:paragraph-properties fo:text-align="justify" style:justify-single-word="false"/>
      <style:text-properties fo:font-size="14pt" officeooo:rsid="002ee516" officeooo:paragraph-rsid="0040f2d6" style:font-size-asian="12.25pt" style:font-size-complex="14pt"/>
    </style:style>
    <style:style style:name="P106" style:family="paragraph" style:parent-style-name="Standard" style:list-style-name="L22">
      <style:paragraph-properties fo:text-align="justify" style:justify-single-word="false"/>
      <style:text-properties fo:font-size="14pt" officeooo:rsid="002ee516" officeooo:paragraph-rsid="0042977b" style:font-size-asian="12.25pt" style:font-size-complex="14pt"/>
    </style:style>
    <style:style style:name="P107" style:family="paragraph" style:parent-style-name="Standard" style:list-style-name="L22">
      <style:paragraph-properties fo:text-align="justify" style:justify-single-word="false"/>
      <style:text-properties fo:font-size="14pt" officeooo:rsid="002ee516" officeooo:paragraph-rsid="00434d3b" style:font-size-asian="12.25pt" style:font-size-complex="14pt"/>
    </style:style>
    <style:style style:name="P108" style:family="paragraph" style:parent-style-name="Standard" style:list-style-name="L22">
      <style:paragraph-properties fo:text-align="justify" style:justify-single-word="false"/>
      <style:text-properties fo:font-size="14pt" officeooo:rsid="002ee516" officeooo:paragraph-rsid="004467a9" style:font-size-asian="12.25pt" style:font-size-complex="14pt"/>
    </style:style>
    <style:style style:name="P109" style:family="paragraph" style:parent-style-name="Standard" style:list-style-name="L22">
      <style:paragraph-properties fo:text-align="justify" style:justify-single-word="false"/>
      <style:text-properties fo:font-size="14pt" officeooo:rsid="002ee516" officeooo:paragraph-rsid="0047b232" style:font-size-asian="12.25pt" style:font-size-complex="14pt"/>
    </style:style>
    <style:style style:name="P110" style:family="paragraph" style:parent-style-name="Standard" style:list-style-name="L22">
      <style:paragraph-properties fo:text-align="justify" style:justify-single-word="false"/>
      <style:text-properties fo:font-size="14pt" officeooo:rsid="002ee516" officeooo:paragraph-rsid="00498a9c" style:font-size-asian="12.25pt" style:font-size-complex="14pt"/>
    </style:style>
    <style:style style:name="P111" style:family="paragraph" style:parent-style-name="Standard" style:list-style-name="L22">
      <style:paragraph-properties fo:text-align="justify" style:justify-single-word="false"/>
      <style:text-properties fo:font-size="14pt" officeooo:rsid="0031953c" officeooo:paragraph-rsid="0031953c" style:font-size-asian="12.25pt" style:font-size-complex="14pt"/>
    </style:style>
    <style:style style:name="P112" style:family="paragraph" style:parent-style-name="Standard" style:list-style-name="L22">
      <style:paragraph-properties fo:text-align="justify" style:justify-single-word="false"/>
      <style:text-properties fo:font-size="14pt" officeooo:rsid="0031953c" officeooo:paragraph-rsid="00498a9c" style:font-size-asian="12.25pt" style:font-size-complex="14pt"/>
    </style:style>
    <style:style style:name="P113" style:family="paragraph" style:parent-style-name="Standard" style:list-style-name="L22">
      <style:paragraph-properties fo:text-align="justify" style:justify-single-word="false"/>
      <style:text-properties fo:font-size="14pt" officeooo:rsid="00307b24" officeooo:paragraph-rsid="00307b24" style:font-size-asian="12.25pt" style:font-size-complex="14pt"/>
    </style:style>
    <style:style style:name="P114" style:family="paragraph" style:parent-style-name="Standard" style:list-style-name="L22">
      <style:paragraph-properties fo:text-align="justify" style:justify-single-word="false"/>
      <style:text-properties fo:font-size="14pt" officeooo:rsid="00307b24" officeooo:paragraph-rsid="00339029" style:font-size-asian="12.25pt" style:font-size-complex="14pt"/>
    </style:style>
    <style:style style:name="P115" style:family="paragraph" style:parent-style-name="Standard" style:list-style-name="L22">
      <style:paragraph-properties fo:text-align="justify" style:justify-single-word="false"/>
      <style:text-properties fo:font-size="14pt" officeooo:rsid="00307b24" officeooo:paragraph-rsid="0035ea6f" style:font-size-asian="12.25pt" style:font-size-complex="14pt"/>
    </style:style>
    <style:style style:name="P116" style:family="paragraph" style:parent-style-name="Standard" style:list-style-name="L22">
      <style:paragraph-properties fo:text-align="justify" style:justify-single-word="false"/>
      <style:text-properties fo:font-size="14pt" officeooo:rsid="00307b24" officeooo:paragraph-rsid="00498a9c" style:font-size-asian="12.25pt" style:font-size-complex="14pt"/>
    </style:style>
    <style:style style:name="P117" style:family="paragraph" style:parent-style-name="Standard" style:list-style-name="L22">
      <style:paragraph-properties fo:text-align="justify" style:justify-single-word="false"/>
      <style:text-properties fo:font-size="14pt" officeooo:rsid="0034273d" officeooo:paragraph-rsid="004467a9" style:font-size-asian="12.25pt" style:font-size-complex="14pt"/>
    </style:style>
    <style:style style:name="P118" style:family="paragraph" style:parent-style-name="Standard" style:list-style-name="L13">
      <style:paragraph-properties fo:text-align="justify" style:justify-single-word="false"/>
      <style:text-properties fo:font-size="14pt" officeooo:rsid="00376ba1" officeooo:paragraph-rsid="00376ba1" style:font-size-asian="12.25pt" style:font-size-complex="14pt"/>
    </style:style>
    <style:style style:name="P119" style:family="paragraph" style:parent-style-name="Standard">
      <style:paragraph-properties fo:text-align="justify" style:justify-single-word="false"/>
      <style:text-properties fo:font-size="14pt" officeooo:rsid="00195a35" officeooo:paragraph-rsid="00195a35" style:font-size-asian="12.25pt" style:font-size-complex="14pt"/>
    </style:style>
    <style:style style:name="P120" style:family="paragraph" style:parent-style-name="Standard">
      <style:paragraph-properties fo:text-align="justify" style:justify-single-word="false"/>
      <style:text-properties fo:font-size="14pt" officeooo:rsid="00114b5b" officeooo:paragraph-rsid="003a4aea" style:font-size-asian="12.25pt" style:font-size-complex="14pt"/>
    </style:style>
    <style:style style:name="P121" style:family="paragraph" style:parent-style-name="Standard">
      <style:paragraph-properties fo:text-align="justify" style:justify-single-word="false"/>
      <style:text-properties fo:font-size="14pt" officeooo:rsid="00114b5b" officeooo:paragraph-rsid="003bfa91" style:font-size-asian="12.25pt" style:font-size-complex="14pt"/>
    </style:style>
    <style:style style:name="P122" style:family="paragraph" style:parent-style-name="Standard" style:list-style-name="L16">
      <style:paragraph-properties fo:text-align="justify" style:justify-single-word="false"/>
      <style:text-properties fo:font-size="14pt" officeooo:rsid="003e6775" officeooo:paragraph-rsid="003e6775" style:font-size-asian="12.25pt" style:font-size-complex="14pt"/>
    </style:style>
    <style:style style:name="P123" style:family="paragraph" style:parent-style-name="Standard">
      <style:paragraph-properties fo:text-align="justify" style:justify-single-word="false"/>
      <style:text-properties fo:font-size="14pt" officeooo:rsid="00173526" officeooo:paragraph-rsid="00173526" style:font-size-asian="12.25pt" style:font-size-complex="14pt"/>
    </style:style>
    <style:style style:name="P124" style:family="paragraph" style:parent-style-name="Standard" style:list-style-name="L22">
      <style:paragraph-properties fo:text-align="justify" style:justify-single-word="false"/>
      <style:text-properties fo:font-size="14pt" officeooo:rsid="0040f2d6" officeooo:paragraph-rsid="0040f2d6" style:font-size-asian="12.25pt" style:font-size-complex="14pt"/>
    </style:style>
    <style:style style:name="P125" style:family="paragraph" style:parent-style-name="Standard" style:list-style-name="L22">
      <style:paragraph-properties fo:text-align="justify" style:justify-single-word="false"/>
      <style:text-properties fo:font-size="14pt" officeooo:rsid="0040f2d6" officeooo:paragraph-rsid="0042977b" style:font-size-asian="12.25pt" style:font-size-complex="14pt"/>
    </style:style>
    <style:style style:name="P126" style:family="paragraph" style:parent-style-name="Standard" style:list-style-name="L22">
      <style:paragraph-properties fo:text-align="justify" style:justify-single-word="false"/>
      <style:text-properties fo:font-size="14pt" officeooo:rsid="0042977b" officeooo:paragraph-rsid="0042977b" style:font-size-asian="12.25pt" style:font-size-complex="14pt"/>
    </style:style>
    <style:style style:name="P127" style:family="paragraph" style:parent-style-name="Standard" style:list-style-name="L22">
      <style:paragraph-properties fo:text-align="justify" style:justify-single-word="false"/>
      <style:text-properties fo:font-size="14pt" officeooo:rsid="0042977b" officeooo:paragraph-rsid="0047b232" style:font-size-asian="12.25pt" style:font-size-complex="14pt"/>
    </style:style>
    <style:style style:name="P128" style:family="paragraph" style:parent-style-name="Standard">
      <style:paragraph-properties fo:text-align="justify" style:justify-single-word="false"/>
      <style:text-properties fo:font-size="14pt" officeooo:rsid="00231c13" officeooo:paragraph-rsid="00231c13" style:font-size-asian="12.25pt" style:font-size-complex="14pt"/>
    </style:style>
    <style:style style:name="P129" style:family="paragraph" style:parent-style-name="Standard" style:list-style-name="L22">
      <style:paragraph-properties fo:text-align="justify" style:justify-single-word="false"/>
      <style:text-properties fo:font-size="14pt" officeooo:rsid="00434d3b" officeooo:paragraph-rsid="00434d3b" style:font-size-asian="12.25pt" style:font-size-complex="14pt"/>
    </style:style>
    <style:style style:name="P130" style:family="paragraph" style:parent-style-name="Standard">
      <style:paragraph-properties fo:text-align="justify" style:justify-single-word="false"/>
      <style:text-properties fo:font-size="14pt" officeooo:rsid="0024aabd" officeooo:paragraph-rsid="0024aabd" style:font-size-asian="12.25pt" style:font-size-complex="14pt"/>
    </style:style>
    <style:style style:name="P131" style:family="paragraph" style:parent-style-name="Standard" style:list-style-name="L22">
      <style:paragraph-properties fo:text-align="justify" style:justify-single-word="false"/>
      <style:text-properties fo:font-size="14pt" officeooo:rsid="0024aabd" officeooo:paragraph-rsid="004769ec" style:font-size-asian="12.25pt" style:font-size-complex="14pt"/>
    </style:style>
    <style:style style:name="P132" style:family="paragraph" style:parent-style-name="Standard">
      <style:paragraph-properties fo:text-align="justify" style:justify-single-word="false"/>
      <style:text-properties fo:font-size="14pt" officeooo:rsid="00182bcf" officeooo:paragraph-rsid="00182bcf" style:font-size-asian="12.25pt" style:font-size-complex="14pt"/>
    </style:style>
    <style:style style:name="P133" style:family="paragraph" style:parent-style-name="Standard" style:list-style-name="L22">
      <style:paragraph-properties fo:text-align="justify" style:justify-single-word="false"/>
      <style:text-properties officeooo:paragraph-rsid="00405933"/>
    </style:style>
    <style:style style:name="P134" style:family="paragraph" style:parent-style-name="Standard" style:list-style-name="L22">
      <style:paragraph-properties fo:text-align="justify" style:justify-single-word="false"/>
      <style:text-properties officeooo:paragraph-rsid="0042977b"/>
    </style:style>
    <style:style style:name="T1" style:family="text">
      <style:text-properties officeooo:rsid="000b7c62"/>
    </style:style>
    <style:style style:name="T2" style:family="text">
      <style:text-properties officeooo:rsid="0013ba66"/>
    </style:style>
    <style:style style:name="T3" style:family="text">
      <style:text-properties officeooo:rsid="0016a05b"/>
    </style:style>
    <style:style style:name="T4" style:family="text">
      <style:text-properties officeooo:rsid="00173526"/>
    </style:style>
    <style:style style:name="T5" style:family="text">
      <style:text-properties officeooo:rsid="00195a35"/>
    </style:style>
    <style:style style:name="T6" style:family="text">
      <style:text-properties officeooo:rsid="001a33f6"/>
    </style:style>
    <style:style style:name="T7" style:family="text">
      <style:text-properties officeooo:rsid="0023714f"/>
    </style:style>
    <style:style style:name="T8" style:family="text">
      <style:text-properties officeooo:rsid="002648c0"/>
    </style:style>
    <style:style style:name="T9" style:family="text">
      <style:text-properties officeooo:rsid="002d5b59"/>
    </style:style>
    <style:style style:name="T10" style:family="text">
      <style:text-properties officeooo:rsid="003480e7"/>
    </style:style>
    <style:style style:name="T11" style:family="text">
      <style:text-properties officeooo:rsid="00366358"/>
    </style:style>
    <style:style style:name="T12" style:family="text">
      <style:text-properties officeooo:rsid="0038e939"/>
    </style:style>
    <style:style style:name="T13" style:family="text">
      <style:text-properties officeooo:rsid="0039e30e"/>
    </style:style>
    <style:style style:name="T14" style:family="text">
      <style:text-properties fo:font-size="14pt" officeooo:rsid="00339029" style:font-size-asian="12.25pt" style:font-size-complex="14pt"/>
    </style:style>
    <style:style style:name="T15" style:family="text">
      <style:text-properties officeooo:rsid="003ddb0a"/>
    </style:style>
    <style:style style:name="T16" style:family="text">
      <style:text-properties officeooo:rsid="00339029"/>
    </style:style>
    <style:style style:name="T17" style:family="text">
      <style:text-properties officeooo:rsid="0042977b"/>
    </style:style>
    <style:style style:name="T18" style:family="text">
      <style:text-properties officeooo:rsid="004467a9"/>
    </style:style>
    <style:style style:name="T19" style:family="text">
      <style:text-properties officeooo:rsid="0047b2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as</text:p>
      <text:p text:style-name="P1"/>
      <text:p text:style-name="P2">Archivos Java Server Page (JSP)</text:p>
      <text:p text:style-name="P2"/>
      <text:p text:style-name="P2">header.jsp</text:p>
      <text:list xml:id="list8594958621340827191" text:style-name="L1">
        <text:list-header>
          <text:p text:style-name="P16">Variables:</text:p>
        </text:list-header>
        <text:list-item>
          <text:p text:style-name="P16">perfilMenu:{“active”,””}</text:p>
        </text:list-item>
        <text:list-item>
          <text:p text:style-name="P16">agregarTeoremaMenu:<text:bookmark-start text:name="__DdeLink__1_838396490"/>{“active”,””}<text:bookmark-end text:name="__DdeLink__1_838396490"/></text:p>
        </text:list-item>
        <text:list-item>
          <text:p text:style-name="P16">misTeoremasMenu:<text:bookmark-start text:name="__DdeLink__4_838396490"/>{“active”,””}<text:bookmark-end text:name="__DdeLink__4_838396490"/></text:p>
        </text:list-item>
      </text:list>
      <text:p text:style-name="P2"/>
      <text:p text:style-name="P2">menu.jsp</text:p>
      <text:list xml:id="list5181356778088494819" text:style-name="L2">
        <text:list-header>
          <text:p text:style-name="P17">Variables:</text:p>
        </text:list-header>
        <text:list-item>
          <text:p text:style-name="P17">perfilMenu:{“active”,””}</text:p>
        </text:list-item>
        <text:list-item>
          <text:p text:style-name="P17">guardarMenu:{“active”,””}</text:p>
        </text:list-item>
        <text:list-item>
          <text:p text:style-name="P17">listarTerminosMenu:{“active”,””}</text:p>
        </text:list-item>
        <text:list-item>
          <text:p text:style-name="P17">misTeoremasMenu:{“active”,””}</text:p>
        </text:list-item>
        <text:list-item>
          <text:p text:style-name="P17">agregarTeoremaMenu:{“active”,””}</text:p>
        </text:list-item>
        <text:list-item>
          <text:p text:style-name="P18">computarMenu:<text:span text:style-name="T1">{“active”,””}</text:span></text:p>
        </text:list-item>
        <text:list-item>
          <text:p text:style-name="P18">theoMenu:<text:span text:style-name="T1">{“active”,””}</text:span></text:p>
        </text:list-item>
        <text:list-item>
          <text:p text:style-name="P18">helpMenu:<text:span text:style-name="T1">{“active”,””}</text:span></text:p>
        </text:list-item>
      </text:list>
      <text:p text:style-name="P3"/>
      <text:p text:style-name="P3">footer.jsp</text:p>
      <text:list xml:id="list2769569539102335222" text:style-name="L3">
        <text:list-header>
          <text:p text:style-name="P19">Variables:</text:p>
        </text:list-header>
        <text:list-item>
          <text:p text:style-name="P19">username:String</text:p>
        </text:list-item>
      </text:list>
      <text:p text:style-name="P3"/>
      <text:p text:style-name="P3">index.jsp</text:p>
      <text:list xml:id="list7180331383403629238" text:style-name="L4">
        <text:list-header>
          <text:p text:style-name="P20">Variables:</text:p>
        </text:list-header>
        <text:list-item>
          <text:p text:style-name="P20">mensaje:String</text:p>
        </text:list-item>
      </text:list>
      <text:p text:style-name="P3"/>
      <text:p text:style-name="P3">help.jsp</text:p>
      <text:list xml:id="list7352886544534055947" text:style-name="L5">
        <text:list-header>
          <text:p text:style-name="P21">Variables:</text:p>
        </text:list-header>
        <text:list-item>
          <text:p text:style-name="P21">logout:<text:span text:style-name="T1">{“</text:span>logout<text:span text:style-name="T1">”,””}</text:span></text:p>
        </text:list-item>
        <text:list-item>
          <text:p text:style-name="P21">sesion:<text:span text:style-name="T1">{“</text:span>logout<text:span text:style-name="T1">”,”</text:span>login<text:span text:style-name="T1">”}</text:span></text:p>
        </text:list-item>
      </text:list>
      <text:p text:style-name="P3"/>
      <text:p text:style-name="P3">registro.jsp</text:p>
      <text:list xml:id="list6043350621210120643" text:style-name="L6">
        <text:list-header>
          <text:p text:style-name="P22">Variables:</text:p>
        </text:list-header>
        <text:list-item>
          <text:p text:style-name="P22">isRegistro:<text:span text:style-name="T1">{“</text:span>1<text:span text:style-name="T1">”,”</text:span>0<text:span text:style-name="T1">”}</text:span></text:p>
        </text:list-item>
        <text:list-item>
          <text:p text:style-name="P22">materias:List&lt;Materia&gt;</text:p>
        </text:list-item>
        <text:list-item>
          <text:p text:style-name="P22">valueSubmit:String</text:p>
        </text:list-item>
      </text:list>
      <text:p text:style-name="P3"/>
      <text:p text:style-name="P3"><text:soft-page-break/>registrado.jsp</text:p>
      <text:list xml:id="list3789545966336822659" text:style-name="L7">
        <text:list-header>
          <text:p text:style-name="P23">Variables</text:p>
        </text:list-header>
        <text:list-item>
          <text:p text:style-name="P23">usuario:Class Usuario</text:p>
        </text:list-item>
      </text:list>
      <text:p text:style-name="P3"/>
      <text:p text:style-name="P3">perfil.jsp</text:p>
      <text:list xml:id="list9097873580485746566" text:style-name="L8">
        <text:list-header>
          <text:p text:style-name="P24">Variables</text:p>
        </text:list-header>
        <text:list-item>
          <text:p text:style-name="P24">usuario:Class Usuario</text:p>
        </text:list-item>
      </text:list>
      <text:p text:style-name="P3"/>
      <text:p text:style-name="P3">editPerfil.jsp</text:p>
      <text:list xml:id="list6975728057666637579" text:style-name="L9">
        <text:list-header>
          <text:p text:style-name="P25">Variables</text:p>
        </text:list-header>
        <text:list-item>
          <text:p text:style-name="P25">isRegistro:<text:span text:style-name="T1">{“</text:span>1<text:span text:style-name="T1">”,”</text:span>0<text:span text:style-name="T1">”}</text:span></text:p>
        </text:list-item>
        <text:list-item>
          <text:p text:style-name="P26">materias: List&lt;Materia&gt;</text:p>
        </text:list-item>
      </text:list>
      <text:p text:style-name="P4"/>
      <text:p text:style-name="P4">misTeoremas.jsp</text:p>
      <text:list xml:id="list4069277440467094827" text:style-name="L10">
        <text:list-header>
          <text:p text:style-name="P27">Variables</text:p>
        </text:list-header>
        <text:list-item>
          <text:p text:style-name="P31">isDifferentUser:Class Integer {0,1}</text:p>
        </text:list-item>
        <text:list-item>
          <text:p text:style-name="P31">usuario:Class Usuario</text:p>
        </text:list-item>
        <text:list-item>
          <text:p text:style-name="P27">categorias:List&lt;Categoria&gt;</text:p>
        </text:list-item>
        <text:list-item>
          <text:p text:style-name="P27">teoremas:List&lt;Teorema&gt;</text:p>
        </text:list-item>
      </text:list>
      <text:p text:style-name="P4"/>
      <text:p text:style-name="P4">agregarTeorema.jsp</text:p>
      <text:list xml:id="list3773996976144092054" text:style-name="L11">
        <text:list-header>
          <text:p text:style-name="P28">Variables:</text:p>
        </text:list-header>
        <text:list-item>
          <text:p text:style-name="P28">modificar:Class Integer <text:span text:style-name="T1">{</text:span>0<text:span text:style-name="T1">,</text:span>1<text:span text:style-name="T1">}</text:span></text:p>
        </text:list-item>
        <text:list-item>
          <text:p text:style-name="P28">usuario:Class Usuario</text:p>
        </text:list-item>
        <text:list-item>
          <text:p text:style-name="P28">teorema:String</text:p>
        </text:list-item>
        <text:list-item>
          <text:p text:style-name="P28">categoria:List&lt;Categoria&gt;</text:p>
        </text:list-item>
        <text:list-item>
          <text:p text:style-name="P28">selected:String</text:p>
        </text:list-item>
        <text:list-item>
          <text:p text:style-name="P28">numeroTeorema:String</text:p>
        </text:list-item>
        <text:list-item>
          <text:p text:style-name="P28">nombreTeorema:String</text:p>
        </text:list-item>
        <text:list-item>
          <text:p text:style-name="P28">mensaje:String</text:p>
        </text:list-item>
      </text:list>
      <text:p text:style-name="P4"/>
      <text:p text:style-name="P4">introducirTermino.jsp</text:p>
      <text:list xml:id="list5762678518991477319" text:style-name="L12">
        <text:list-header>
          <text:p text:style-name="P29">Variables</text:p>
        </text:list-header>
        <text:list-item>
          <text:p text:style-name="P29">modificar:Class Integer <text:span text:style-name="T1">{</text:span>0<text:span text:style-name="T1">,</text:span>1<text:span text:style-name="T1">}</text:span></text:p>
        </text:list-item>
        <text:list-item>
          <text:p text:style-name="P29">mensaje:String</text:p>
        </text:list-item>
        <text:list-item>
          <text:p text:style-name="P29">alias:String</text:p>
        </text:list-item>
        <text:list-item>
          <text:p text:style-name="P29">termino:String</text:p>
        </text:list-item>
        <text:list-item>
          <text:p text:style-name="P29">usuario:Class Usuario</text:p>
        </text:list-item>
      </text:list>
      <text:p text:style-name="P4"/>
      <text:p text:style-name="P4">listar.jsp</text:p>
      <text:list xml:id="list7848521466869431230" text:style-name="L13">
        <text:list-header>
          <text:p text:style-name="P30"><text:soft-page-break/>Variables</text:p>
        </text:list-header>
        <text:list-item>
          <text:p text:style-name="P30">perfil:Class Integer <text:span text:style-name="T1">{</text:span>0<text:span text:style-name="T1">,</text:span>1<text:span text:style-name="T1">}</text:span></text:p>
        </text:list-item>
        <text:list-item>
          <text:p text:style-name="P30">terminos:List&lt;Termino&gt;</text:p>
        </text:list-item>
        <text:list-item>
          <text:p text:style-name="P30">click:<text:span text:style-name="T1">{“</text:span>yes<text:span text:style-name="T1">”,”</text:span>no<text:span text:style-name="T1">”}</text:span></text:p>
        </text:list-item>
        <text:list-item>
          <text:p text:style-name="P30">yes:<text:span text:style-name="T1">{“</text:span>yes<text:span text:style-name="T1">”}</text:span></text:p>
        </text:list-item>
        <text:list-item>
          <text:p text:style-name="P30">comb:Class Integer <text:span text:style-name="T1">{</text:span>0<text:span text:style-name="T1">,</text:span>1<text:span text:style-name="T1">}</text:span></text:p>
        </text:list-item>
        <text:list-item>
          <text:p text:style-name="P30">usuario:Class Usuario</text:p>
        </text:list-item>
        <text:list-item>
          <text:p text:style-name="P30">publicaciones:Class Integer <text:span text:style-name="T1">{</text:span>0<text:span text:style-name="T1">,</text:span>1<text:span text:style-name="T1">}</text:span></text:p>
        </text:list-item>
        <text:list-item>
          <text:p text:style-name="P118">regex:“@[12]*”</text:p>
        </text:list-item>
      </text:list>
      <text:p text:style-name="P4"/>
      <text:p text:style-name="P14">students.jsp</text:p>
      <text:list xml:id="list5511669617562408309" text:style-name="L14">
        <text:list-header>
          <text:p text:style-name="P32">Variables</text:p>
        </text:list-header>
        <text:list-item>
          <text:p text:style-name="P32">materiaList:List&lt;Materia&gt;</text:p>
        </text:list-item>
        <text:list-item>
          <text:p text:style-name="P32">studentsList:List&lt;Usuario&gt;</text:p>
        </text:list-item>
      </text:list>
      <text:p text:style-name="P4"/>
      <text:p text:style-name="P6">Estados de las Vistas</text:p>
      <text:p text:style-name="P5"/>
      <text:p text:style-name="P121"><text:span text:style-name="T13">La palabra “vista” en este trabajo se reserva para un estado específico de los elementos visuales de cierta página web. Una vista dinámica se denomina en este tranajo como “familia de vistas”, es decir una vista por cada valor específico de los elementos dinámicos.</text:span></text:p>
      <text:p text:style-name="P121"/>
      <text:p text:style-name="P121"><text:span text:style-name="T13"><text:tab/>Si algún contenido dinámico proviene de un estado de la BD, que no es el resultado inmediato de una acción del usuario, sino únicamente de la información almacenada en BD, entonces en este modelo, se abstrae el dinamismo y se considerará como una sola vista, y no como una familia de vistas. </text:span></text:p>
      <text:p text:style-name="P121"/>
      <text:p text:style-name="P121"><text:span text:style-name="T13"><text:tab/>De esta forma el dinamismo de las vistas que se modela, es únicamente aquel proveniente del resultado inmediatamente después de una acción de un usuario. Por ejemplo, los mensajes de error producto de un formulario erróneo, provienen del resultado inmediato, luego de la acción de enviar un formulario. La familia de formas visuales en que esta vista puede presentarse al usuario, con todas las posibles combinaciones de mensajes de error, es una familia de vistas (asociadas a resultados inmediatos de una acción del usuario).</text:span></text:p>
      <text:p text:style-name="P121"/>
      <text:p text:style-name="P121"><text:tab/><text:span text:style-name="T15">Este modelo permite considerar cada vista como un estado, y el cambio de un estado al otro, no depende de la historia de acciones, sino sólo de la última acción.</text:span></text:p>
      <text:p text:style-name="P121"/>
      <text:p text:style-name="P120"><text:tab/>Cada vista se compone de varios archivos jsp, css y js. En esta sección se especifica para cada estado en que las vistas se presentan al usuario, que archivos los compone. </text:p>
      <text:p text:style-name="P5"><text:soft-page-break/></text:p>
      <text:p text:style-name="P8">Index: Familia de vistas que corresponde a la vista principal, hay una vista por cada valor de los formularios</text:p>
      <text:list xml:id="list1132214869378766647" text:style-name="L15">
        <text:list-header>
          <text:p text:style-name="P33">Imágenes:</text:p>
        </text:list-header>
        <text:list-item>
          <text:p text:style-name="P33">blumarine_favicon.ico de tipo vnd.microsoft.ico</text:p>
        </text:list-item>
      </text:list>
      <text:list xml:id="list4033056538498418311" text:style-name="L16">
        <text:list-header>
          <text:p text:style-name="P48">Archivos css:</text:p>
        </text:list-header>
        <text:list-item>
          <text:p text:style-name="P48">style.css</text:p>
        </text:list-item>
        <text:list-item>
          <text:p text:style-name="P48">bootstrap.min.css</text:p>
          <text:p text:style-name="P49">Archivos js:</text:p>
        </text:list-item>
        <text:list-item>
          <text:p text:style-name="P49">jquery-3.2.1.slim.min.js</text:p>
        </text:list-item>
        <text:list-item>
          <text:p text:style-name="P49">bootstrap.min.js</text:p>
          <text:p text:style-name="P50">Archivos jsp</text:p>
        </text:list-item>
        <text:list-item>
          <text:p text:style-name="P50">index.jsp se quiere que menu.jsp y header.jsp tambien esten</text:p>
          <text:p text:style-name="P50">Estados de las variables</text:p>
        </text:list-item>
        <text:list-item>
          <text:p text:style-name="P51">mensaje:”” pero si hay error vale “Login o password errados”</text:p>
        </text:list-item>
        <text:list-item>
          <text:p text:style-name="P122">Debe haber una variable con el valor del formulario antes del error.</text:p>
        </text:list-item>
      </text:list>
      <text:p text:style-name="P5"/>
      <text:p text:style-name="P7">Registro: Familia de vistas que corresponde al registro fuera de una sesión de un usuario en la aplicación. Hay una vista por cada valor de los formularios y mensajes de error</text:p>
      <text:list xml:id="list7988364075677532198" text:style-name="L17">
        <text:list-header>
          <text:p text:style-name="P34">Imágenes:</text:p>
        </text:list-header>
        <text:list-item>
          <text:p text:style-name="P34"><text:bookmark-start text:name="__DdeLink__395_1717803569"/>blumarine_favicon.ico de tipo vnd.microsoft.ico<text:bookmark-end text:name="__DdeLink__395_1717803569"/></text:p>
          <text:p text:style-name="P34">Archivos css:</text:p>
        </text:list-item>
        <text:list-item>
          <text:p text:style-name="P34">style.css</text:p>
        </text:list-item>
        <text:list-item>
          <text:p text:style-name="P34">bootstrap.min.css</text:p>
          <text:p text:style-name="P52">Archivos js:</text:p>
        </text:list-item>
        <text:list-item>
          <text:p text:style-name="P52">ninguno</text:p>
          <text:p text:style-name="P66">Archivos jsp:</text:p>
        </text:list-item>
        <text:list-item>
          <text:p text:style-name="P52">registro.jsp</text:p>
        </text:list-item>
      </text:list>
      <text:p text:style-name="P15"/>
      <text:p text:style-name="P15">Registrado: Vista con un mensaje de registro exitoso y con un enlace al login</text:p>
      <text:list xml:id="list3339517464880907013" text:style-name="L18">
        <text:list-header>
          <text:p text:style-name="P53">Imágenes:</text:p>
        </text:list-header>
        <text:list-item>
          <text:p text:style-name="P35"><text:bookmark-start text:name="__DdeLink__431_321685784"/>blumarine_favicon.ico de tipo vnd.microsoft.ico<text:bookmark-end text:name="__DdeLink__431_321685784"/></text:p>
          <text:p text:style-name="P53">Archivos css:</text:p>
        </text:list-item>
        <text:list-item>
          <text:p text:style-name="P53">style.css</text:p>
        </text:list-item>
        <text:list-item>
          <text:p text:style-name="P53">bootstrap.min.css</text:p>
          <text:p text:style-name="P53">Archivos js:</text:p>
        </text:list-item>
        <text:list-item>
          <text:p text:style-name="P53">jquery-3.2.1.slim.min.js (no deberia hacer falta)</text:p>
        </text:list-item>
        <text:list-item>
          <text:p text:style-name="P53"><text:bookmark-start text:name="__DdeLink__434_321685784"/>bootstrap.min.js (no deberia hacer falta)<text:bookmark-end text:name="__DdeLink__434_321685784"/></text:p>
          <text:p text:style-name="P53">Archivos jsp</text:p>
        </text:list-item>
        <text:list-item>
          <text:p text:style-name="P53">registrado.jsp</text:p>
        </text:list-item>
      </text:list>
      <text:p text:style-name="P7"><text:soft-page-break/></text:p>
      <text:p text:style-name="P7">Index Help: Vista que corresponde a videos de ayuda fuera de una sesión de un usuario. El menú y el footer es distinto al Help dentro de una sesión</text:p>
      <text:list xml:id="list540246578097907276" text:style-name="L19">
        <text:list-header>
          <text:p text:style-name="P67">Imágenes:</text:p>
        </text:list-header>
        <text:list-item>
          <text:p text:style-name="P36"><text:bookmark-start text:name="__DdeLink__436_321685784"/>blumarine_favicon.ico de tipo vnd.microsoft.ico<text:bookmark-end text:name="__DdeLink__436_321685784"/></text:p>
          <text:p text:style-name="P67">Archivos css:</text:p>
        </text:list-item>
        <text:list-item>
          <text:p text:style-name="P67">style.css</text:p>
        </text:list-item>
        <text:list-item>
          <text:p text:style-name="P67"><text:bookmark-start text:name="__DdeLink__439_321685784"/>bootstrap.min.css<text:bookmark-end text:name="__DdeLink__439_321685784"/></text:p>
          <text:p text:style-name="P67">Archivos js:</text:p>
        </text:list-item>
        <text:list-item>
          <text:p text:style-name="P54"><text:bookmark-start text:name="__DdeLink__441_321685784"/>jquery-3.2.1.slim.min.js<text:bookmark-end text:name="__DdeLink__441_321685784"/> (no deberia hacer falta)</text:p>
        </text:list-item>
        <text:list-item>
          <text:p text:style-name="P54"><text:bookmark-start text:name="__DdeLink__443_321685784"/>bootstrap.min.js<text:bookmark-end text:name="__DdeLink__443_321685784"/> (no deberia hacer falta)</text:p>
          <text:p text:style-name="P67">Archivos jsp:</text:p>
        </text:list-item>
        <text:list-item>
          <text:p text:style-name="P67">header.jsp</text:p>
        </text:list-item>
        <text:list-item>
          <text:p text:style-name="P67">help.jsp</text:p>
          <text:p text:style-name="P67"/>
        </text:list-item>
      </text:list>
      <text:p text:style-name="P7">Perfil: Vista que corresponde al perfil de un usuario</text:p>
      <text:list xml:id="list8340419044571336475" text:style-name="L20">
        <text:list-header>
          <text:p text:style-name="P78">Imágenes:</text:p>
        </text:list-header>
        <text:list-item>
          <text:p text:style-name="P37">blumarine_favicon.ico de tipo vnd.microsoft.ico</text:p>
          <text:p text:style-name="P78">Archivos.css:</text:p>
        </text:list-item>
        <text:list-item>
          <text:p text:style-name="P68"><text:bookmark-start text:name="__DdeLink__447_321685784"/>style.css<text:bookmark-end text:name="__DdeLink__447_321685784"/></text:p>
        </text:list-item>
        <text:list-item>
          <text:p text:style-name="P68">bootstrap.min.css</text:p>
          <text:p text:style-name="P78">Archivos js:</text:p>
        </text:list-item>
        <text:list-item>
          <text:p text:style-name="P55">jquery-3.2.1.slim.min.js</text:p>
        </text:list-item>
        <text:list-item>
          <text:p text:style-name="P55">bootstrap.min.js</text:p>
          <text:p text:style-name="P78">Archivos jsp:</text:p>
        </text:list-item>
        <text:list-item>
          <text:p text:style-name="P81"><text:bookmark-start text:name="__DdeLink__454_321685784"/>main_template.jsp<text:bookmark-end text:name="__DdeLink__454_321685784"/></text:p>
        </text:list-item>
        <text:list-item>
          <text:p text:style-name="P78">header.jsp</text:p>
        </text:list-item>
        <text:list-item>
          <text:p text:style-name="P78">menu.jsp</text:p>
        </text:list-item>
        <text:list-item>
          <text:p text:style-name="P79"><text:span text:style-name="T9">perfil_body</text:span>.jsp</text:p>
        </text:list-item>
        <text:list-item>
          <text:p text:style-name="P78">footer.jsp</text:p>
        </text:list-item>
      </text:list>
      <text:p text:style-name="P7"/>
      <text:p text:style-name="P7">Edit Perfil: <text:span text:style-name="T2">Familia de vistas que corresponde a la edición de los datos del usuario. Hay una vista por cada valor de los formularios y mensajes de error. Es igual a la vistas de Registro solo que tiene footer y menu de usuario.</text:span></text:p>
      <text:list xml:id="list6670501128738939387" text:style-name="L21">
        <text:list-header>
          <text:p text:style-name="P82">Imágenes:</text:p>
        </text:list-header>
        <text:list-item>
          <text:p text:style-name="P38"><text:bookmark-start text:name="__DdeLink__460_321685784"/>blumarine_favicon.ico de tipo vnd.microsoft.ico<text:bookmark-end text:name="__DdeLink__460_321685784"/></text:p>
          <text:p text:style-name="P82">Archivos.css:</text:p>
        </text:list-item>
        <text:list-item>
          <text:p text:style-name="P69">style.css</text:p>
        </text:list-item>
        <text:list-item>
          <text:p text:style-name="P69">bootstrap.min.css</text:p>
          <text:p text:style-name="P82">Archivos.js:</text:p>
        </text:list-item>
        <text:list-item>
          <text:p text:style-name="P56"><text:soft-page-break/>jquery-3.2.1.slim.min.js</text:p>
        </text:list-item>
        <text:list-item>
          <text:p text:style-name="P56"><text:bookmark-start text:name="__DdeLink__467_321685784"/>bootstrap.min.js<text:bookmark-end text:name="__DdeLink__467_321685784"/></text:p>
          <text:p text:style-name="P82">Archivos jsp:</text:p>
        </text:list-item>
        <text:list-item>
          <text:p text:style-name="P82"><text:bookmark-start text:name="__DdeLink__462_321685784"/>main_template.jsp<text:bookmark-end text:name="__DdeLink__462_321685784"/></text:p>
        </text:list-item>
        <text:list-item>
          <text:p text:style-name="P80">header.jsp</text:p>
        </text:list-item>
        <text:list-item>
          <text:p text:style-name="P82">menu.jsp</text:p>
        </text:list-item>
        <text:list-item>
          <text:p text:style-name="P82">registro.jsp</text:p>
        </text:list-item>
        <text:list-item>
          <text:p text:style-name="P80">footer.jsp</text:p>
        </text:list-item>
      </text:list>
      <text:p text:style-name="P7"/>
      <text:p text:style-name="P9">Agregar Abreviación: Familia de vistas que corresponde a la definición de una abreviación de una fórmula. Hay una vista por cada valor de los formularios y mensajes de error</text:p>
      <text:list xml:id="list2625348022312264459" text:style-name="L22">
        <text:list-header>
          <text:p text:style-name="P83">Imágenes:</text:p>
        </text:list-header>
        <text:list-item>
          <text:p text:style-name="P39">blumarine_favicon.ico de tipo vnd.microsoft.ico</text:p>
          <text:p text:style-name="P94">Archivos.css:</text:p>
        </text:list-item>
        <text:list-item>
          <text:p text:style-name="P94">style.css</text:p>
        </text:list-item>
        <text:list-item>
          <text:p text:style-name="P70"><text:bookmark-start text:name="__DdeLink__472_321685784"/>bootstrap.min.css<text:bookmark-end text:name="__DdeLink__472_321685784"/></text:p>
          <text:p text:style-name="P83">Archivos.js:</text:p>
        </text:list-item>
        <text:list-item>
          <text:p text:style-name="P57">jquery-3.2.1.slim.min.js</text:p>
        </text:list-item>
        <text:list-item>
          <text:p text:style-name="P57">bootstrap.min.js</text:p>
        </text:list-item>
        <text:list-item>
          <text:p text:style-name="P102">desplegar.js</text:p>
        </text:list-item>
        <text:list-item>
          <text:p text:style-name="P102">script para usar latex entre símbolos $ $</text:p>
        </text:list-item>
        <text:list-item>
          <text:p text:style-name="P102">MathJax.js</text:p>
        </text:list-item>
        <text:list-item>
          <text:p text:style-name="P102">ClickOnAlias.js</text:p>
        </text:list-item>
        <text:list-item>
          <text:p text:style-name="P102">limpiar.js</text:p>
        </text:list-item>
        <text:list-item>
          <text:p text:style-name="P111">script cableado para llenar el textarea con el término inicial</text:p>
          <text:p text:style-name="P102">Archivos.jsp:</text:p>
        </text:list-item>
        <text:list-item>
          <text:p text:style-name="P102">header.jsp</text:p>
        </text:list-item>
        <text:list-item>
          <text:p text:style-name="P102">nav.jsp</text:p>
        </text:list-item>
        <text:list-item>
          <text:p text:style-name="P102">introducirTermino.jsp</text:p>
        </text:list-item>
        <text:list-item>
          <text:p text:style-name="P113">footer.jsp</text:p>
        </text:list-item>
      </text:list>
      <text:p text:style-name="P9"/>
      <text:p text:style-name="P9">Mis Abreviaciones: <text:span text:style-name="T3">Vista que corresponde a la lista de abreviaciones de un usuario</text:span></text:p>
      <text:list xml:id="list1347609400803" text:continue-numbering="true" text:style-name="L22">
        <text:list-header>
          <text:p text:style-name="P84"><text:bookmark-start text:name="__DdeLink__1482_1912221381"/>Imágenes:</text:p>
        </text:list-header>
        <text:list-item>
          <text:p text:style-name="P40">blumarine_favicon.ico de tipo vnd.microsoft.ico</text:p>
          <text:p text:style-name="P94">Archivos css:</text:p>
        </text:list-item>
        <text:list-item>
          <text:p text:style-name="P94">style.css</text:p>
        </text:list-item>
        <text:list-item>
          <text:p text:style-name="P70">bootstrap.min.css</text:p>
          <text:p text:style-name="P84">Archivos js:</text:p>
        </text:list-item>
        <text:list-item>
          <text:p text:style-name="P58"><text:soft-page-break/>jquery-3.2.1.min.js</text:p>
        </text:list-item>
        <text:list-item>
          <text:p text:style-name="P58">bootstrap.min.js</text:p>
        </text:list-item>
        <text:list-item>
          <text:p text:style-name="P103">script para usar latex entre símbolos $ $</text:p>
        </text:list-item>
        <text:list-item>
          <text:p text:style-name="P103"><text:bookmark-start text:name="__DdeLink__1464_1912221381"/>MathJax.js<text:bookmark-end text:name="__DdeLink__1464_1912221381"/></text:p>
        </text:list-item>
        <text:list-item>
          <text:p text:style-name="P103">ClickOnAlias.js</text:p>
          <text:p text:style-name="P103">Archivos.jsp:</text:p>
        </text:list-item>
        <text:list-item>
          <text:p text:style-name="P103">header.jsp</text:p>
        </text:list-item>
        <text:list-item>
          <text:p text:style-name="P103">nav.jsp</text:p>
        </text:list-item>
        <text:list-item>
          <text:p text:style-name="P103"><text:span text:style-name="T10">listar</text:span>.jsp</text:p>
        </text:list-item>
        <text:list-item>
          <text:p text:style-name="P114">footer.jsp<text:bookmark-end text:name="__DdeLink__1482_1912221381"/></text:p>
          <text:p text:style-name="P114"/>
        </text:list-item>
      </text:list>
      <text:p text:style-name="P11">Agregar Teorema: Familia de vistas que corresponde <text:span text:style-name="T4">al ingreso de un nuevo teorema para demostrar. Hay una vista por cada valor de los formularios y mensajes de error</text:span></text:p>
      <text:list xml:id="list1347046635602" text:continue-numbering="true" text:style-name="L22">
        <text:list-header>
          <text:p text:style-name="P85">Imágenes:</text:p>
        </text:list-header>
        <text:list-item>
          <text:p text:style-name="P41">blumarine_favicon.ico de tipo vnd.microsoft.ico</text:p>
          <text:p text:style-name="P95">Archivos css:</text:p>
        </text:list-item>
        <text:list-item>
          <text:p text:style-name="P95">style.css</text:p>
        </text:list-item>
        <text:list-item>
          <text:p text:style-name="P71">bootstrap.min.css</text:p>
          <text:p text:style-name="P85">Archivos js:</text:p>
        </text:list-item>
        <text:list-item>
          <text:p text:style-name="P59">jquery-3.2.1.slim.min.js</text:p>
        </text:list-item>
        <text:list-item>
          <text:p text:style-name="P59">bootstrap.min.js</text:p>
          <text:p text:style-name="P104"><text:bookmark-start text:name="__DdeLink__1467_1912221381"/>Archivos.jsp:<text:bookmark-end text:name="__DdeLink__1467_1912221381"/></text:p>
        </text:list-item>
        <text:list-item>
          <text:p text:style-name="P104">header.jsp</text:p>
        </text:list-item>
        <text:list-item>
          <text:p text:style-name="P104">nav.jsp</text:p>
        </text:list-item>
        <text:list-item>
          <text:p text:style-name="P104"><text:span text:style-name="T11">agregarTeorema</text:span>.jsp</text:p>
        </text:list-item>
        <text:list-item>
          <text:p text:style-name="P115">footer.jsp</text:p>
        </text:list-item>
      </text:list>
      <text:p text:style-name="P11"/>
      <text:p text:style-name="P130">Estudiantes: Vista <text:span text:style-name="T8">visible solo por un Admin que contiene la lista de materias y por cada materia la lista de estudiantes, hacer click en un estudiante te lleva a la vista de Mis Teoremas Estudiantes.</text:span></text:p>
      <text:list xml:id="list1348091301328" text:continue-numbering="true" text:style-name="L22">
        <text:list-header>
          <text:p text:style-name="P91">Imágenes:</text:p>
        </text:list-header>
        <text:list-item>
          <text:p text:style-name="P46">blumarine_favicon.ico de tipo vnd.microsoft.ico</text:p>
          <text:p text:style-name="P100">Archivos css:</text:p>
        </text:list-item>
        <text:list-item>
          <text:p text:style-name="P131"><text:span text:style-name="T16">style.css </text:span></text:p>
        </text:list-item>
        <text:list-item>
          <text:p text:style-name="P76"><text:span text:style-name="T16">bootstrap.min.css</text:span></text:p>
          <text:p text:style-name="P92"><text:span text:style-name="T16">Archivos js:</text:span></text:p>
        </text:list-item>
        <text:list-item>
          <text:p text:style-name="P64">jquery-3.2.1.min.js</text:p>
        </text:list-item>
        <text:list-item>
          <text:p text:style-name="P64">bootstrap.min.js</text:p>
          <text:p text:style-name="P109">Archivos.jsp:</text:p>
        </text:list-item>
        <text:list-item>
          <text:p text:style-name="P127">header.jsp</text:p>
        </text:list-item>
        <text:list-item>
          <text:p text:style-name="P127"><text:soft-page-break/>nav.jsp</text:p>
        </text:list-item>
      </text:list>
      <text:p text:style-name="P11"/>
      <text:p text:style-name="P12">Mis Teoremas: Vista con la lista de teoremas del usuario, <text:span text:style-name="T17">los teoremas del usuario aunque sea un elemento dinámico se está considerando estático, por no ser esté, el resultado inmediato de la acción del usuario (depende solo de la información de la BD).</text:span></text:p>
      <text:list xml:id="list1347611831949" text:continue-numbering="true" text:style-name="L22">
        <text:list-header>
          <text:p text:style-name="P86">Imágenes:</text:p>
        </text:list-header>
        <text:list-item>
          <text:p text:style-name="P42">blumarine_favicon.ico de tipo vnd.microsoft.ico</text:p>
          <text:p text:style-name="P96">Archivos css:</text:p>
        </text:list-item>
        <text:list-item>
          <text:p text:style-name="P133"><text:span text:style-name="T14">style.css </text:span></text:p>
        </text:list-item>
        <text:list-item>
          <text:p text:style-name="P72"><text:span text:style-name="T16">bootstrap.min.css</text:span></text:p>
        </text:list-item>
        <text:list-item>
          <text:p text:style-name="P124">font-awesome.min.css</text:p>
          <text:p text:style-name="P87"><text:span text:style-name="T16">Archivos js:</text:span></text:p>
        </text:list-item>
        <text:list-item>
          <text:p text:style-name="P60">jquery-3.2.1.min.js</text:p>
        </text:list-item>
        <text:list-item>
          <text:p text:style-name="P60">bootstrap.min.js</text:p>
        </text:list-item>
        <text:list-item>
          <text:p text:style-name="P124">desplegar.js</text:p>
        </text:list-item>
        <text:list-item>
          <text:p text:style-name="P124">script cableado para configurar $ como agrupador de latex</text:p>
        </text:list-item>
        <text:list-item>
          <text:p text:style-name="P105">MathJax.js</text:p>
        </text:list-item>
        <text:list-item>
          <text:p text:style-name="P124">ClickOnAlias.js</text:p>
        </text:list-item>
        <text:list-item>
          <text:p text:style-name="P124">buscarSoluciones.js</text:p>
        </text:list-item>
        <text:list-item>
          <text:p text:style-name="P124">expandMeta.js</text:p>
          <text:p text:style-name="P106"><text:bookmark-start text:name="__DdeLink__1490_1912221381"/>Archivos.jsp:<text:bookmark-end text:name="__DdeLink__1490_1912221381"/></text:p>
        </text:list-item>
        <text:list-item>
          <text:p text:style-name="P126">header.jsp</text:p>
        </text:list-item>
        <text:list-item>
          <text:p text:style-name="P126">nav.jsp</text:p>
        </text:list-item>
        <text:list-item>
          <text:p text:style-name="P126"><text:span text:style-name="T19">students</text:span><text:bookmark-start text:name="__DdeLink__1494_1912221381"/>.jsp<text:bookmark-end text:name="__DdeLink__1494_1912221381"/></text:p>
        </text:list-item>
        <text:list-item>
          <text:p text:style-name="P126">footer.jsp</text:p>
        </text:list-item>
      </text:list>
      <text:p text:style-name="P12"/>
      <text:p text:style-name="P128">Mis Teoremas Estudiantes: Vista con la lista de teoremas de un determinado estudiante accedida desde una cuenta Admin, <text:span text:style-name="T7">es igual a la Vista de Mis teoremas, salvo que el menu es el del admin, mientras que el cuerpo es el del estudiante.</text:span></text:p>
      <text:list xml:id="list1348000227647" text:continue-numbering="true" text:style-name="L22">
        <text:list-header>
          <text:p text:style-name="P88">Imágenes:</text:p>
        </text:list-header>
        <text:list-item>
          <text:p text:style-name="P43">blumarine_favicon.ico de tipo vnd.microsoft.ico</text:p>
          <text:p text:style-name="P97">Archivos css:</text:p>
        </text:list-item>
        <text:list-item>
          <text:p text:style-name="P134"><text:span text:style-name="T14">style.css </text:span></text:p>
        </text:list-item>
        <text:list-item>
          <text:p text:style-name="P73"><text:span text:style-name="T16">bootstrap.min.css</text:span></text:p>
        </text:list-item>
        <text:list-item>
          <text:p text:style-name="P125">font-awesome.min.css</text:p>
          <text:p text:style-name="P88"><text:span text:style-name="T16">Archivos js:</text:span></text:p>
        </text:list-item>
        <text:list-item>
          <text:p text:style-name="P61">jquery-3.2.1.min.js</text:p>
        </text:list-item>
        <text:list-item>
          <text:p text:style-name="P61">bootstrap.min.js</text:p>
        </text:list-item>
        <text:list-item>
          <text:p text:style-name="P125">desplegar.js</text:p>
        </text:list-item>
        <text:list-item>
          <text:p text:style-name="P125">script cableado para configurar $ como agrupador de latex</text:p>
        </text:list-item>
        <text:list-item>
          <text:p text:style-name="P106"><text:soft-page-break/>MathJax.js</text:p>
        </text:list-item>
        <text:list-item>
          <text:p text:style-name="P125">ClickOnAlias.js</text:p>
        </text:list-item>
        <text:list-item>
          <text:p text:style-name="P125">buscarSoluciones.js</text:p>
        </text:list-item>
        <text:list-item>
          <text:p text:style-name="P125">expandMeta.js</text:p>
          <text:p text:style-name="P106"><text:bookmark-start text:name="__DdeLink__1479_1912221381"/>Archivos.jsp:<text:bookmark-end text:name="__DdeLink__1479_1912221381"/></text:p>
        </text:list-item>
        <text:list-item>
          <text:p text:style-name="P126">header.jsp</text:p>
        </text:list-item>
        <text:list-item>
          <text:p text:style-name="P126">nav.jsp</text:p>
        </text:list-item>
        <text:list-item>
          <text:p text:style-name="P126">misTeoremas.jsp</text:p>
        </text:list-item>
        <text:list-item>
          <text:p text:style-name="P126">footer.jsp</text:p>
        </text:list-item>
      </text:list>
      <text:p text:style-name="P12"/>
      <text:p text:style-name="P12">Help Login: Igual que la vista de Index Help, pero el menú tiene todas las opciones de un usuario.</text:p>
      <text:list xml:id="list1347741610595" text:continue-numbering="true" text:style-name="L22">
        <text:list-header>
          <text:p text:style-name="P89">Imágenes:</text:p>
        </text:list-header>
        <text:list-item>
          <text:p text:style-name="P44">blumarine_favicon.ico de tipo vnd.microsoft.ico</text:p>
          <text:p text:style-name="P98">Archivos css:</text:p>
        </text:list-item>
        <text:list-item>
          <text:p text:style-name="P98">style.css </text:p>
        </text:list-item>
        <text:list-item>
          <text:p text:style-name="P74"><text:span text:style-name="T16">bootstrap.min.css</text:span></text:p>
          <text:p text:style-name="P89"><text:span text:style-name="T16">Archivos js:</text:span></text:p>
        </text:list-item>
        <text:list-item>
          <text:p text:style-name="P62">jquery-3.2.1.min.js</text:p>
        </text:list-item>
        <text:list-item>
          <text:p text:style-name="P62">bootstrap.min.js</text:p>
          <text:p text:style-name="P107">Archivos.jsp:</text:p>
        </text:list-item>
        <text:list-item>
          <text:p text:style-name="P129">help.jsp</text:p>
        </text:list-item>
        <text:list-item>
          <text:p text:style-name="P129">nav.jsp</text:p>
        </text:list-item>
        <text:list-item>
          <text:p text:style-name="P129">help.jsp</text:p>
        </text:list-item>
        <text:list-item>
          <text:p text:style-name="P129">footer.jsp</text:p>
        </text:list-item>
      </text:list>
      <text:p text:style-name="P13"/>
      <text:p text:style-name="P13">Modificar Abreviación: Familia de vistas que corresponde a la edición de una fórmula a la cual el usuario tiene asociada una abreviación. Hay una vista por cada valor del formulario y mensaje de error</text:p>
      <text:list xml:id="list1347278346094" text:continue-numbering="true" text:style-name="L22">
        <text:list-header>
          <text:p text:style-name="P93">Imágenes:</text:p>
        </text:list-header>
        <text:list-item>
          <text:p text:style-name="P47">blumarine_favicon.ico de tipo vnd.microsoft.ico</text:p>
          <text:p text:style-name="P101">Archivos.css:</text:p>
        </text:list-item>
        <text:list-item>
          <text:p text:style-name="P101">style.css</text:p>
        </text:list-item>
        <text:list-item>
          <text:p text:style-name="P77"><text:bookmark-start text:name="__DdeLink__472_3216857841"/>bootstrap.min.css<text:bookmark-end text:name="__DdeLink__472_3216857841"/></text:p>
          <text:p text:style-name="P93">Archivos.js:</text:p>
        </text:list-item>
        <text:list-item>
          <text:p text:style-name="P65">jquery-3.2.1.slim.min.js</text:p>
        </text:list-item>
        <text:list-item>
          <text:p text:style-name="P65">bootstrap.min.js</text:p>
        </text:list-item>
        <text:list-item>
          <text:p text:style-name="P110">desplegar.js</text:p>
        </text:list-item>
        <text:list-item>
          <text:p text:style-name="P110">script para usar latex entre símbolos $ $</text:p>
        </text:list-item>
        <text:list-item>
          <text:p text:style-name="P110"><text:soft-page-break/>MathJax.js</text:p>
        </text:list-item>
        <text:list-item>
          <text:p text:style-name="P110">ClickOnAlias.js</text:p>
        </text:list-item>
        <text:list-item>
          <text:p text:style-name="P110">limpiar.js</text:p>
        </text:list-item>
        <text:list-item>
          <text:p text:style-name="P112">script cableado para llenar el textarea con el término inicial</text:p>
          <text:p text:style-name="P110">Archivos.jsp:</text:p>
        </text:list-item>
        <text:list-item>
          <text:p text:style-name="P110">header.jsp</text:p>
        </text:list-item>
        <text:list-item>
          <text:p text:style-name="P110">nav.jsp</text:p>
        </text:list-item>
        <text:list-item>
          <text:p text:style-name="P110">introducirTermino.jsp</text:p>
        </text:list-item>
        <text:list-item>
          <text:p text:style-name="P116">footer.jsp</text:p>
        </text:list-item>
      </text:list>
      <text:p text:style-name="P13"/>
      <text:p text:style-name="P13">Modificar Teorema: Familia de vistas para editar los datos de un teorema. Si ya está demostrado el teorema se puede modificar todo menos el enunciado <text:span text:style-name="T5">(Vista no implementada)</text:span></text:p>
      <text:p text:style-name="P13"/>
      <text:p text:style-name="P119">Listas Abreviaciones Iframe: Igual que la vista de Mis Abreviaciones pero sin el menú y footer para colocarlo en un Iframe clicleable en las vistas donde se deban ingresar fórmulas</text:p>
      <text:list xml:id="list1346566544145" text:continue-numbering="true" text:style-name="L22">
        <text:list-header>
          <text:p text:style-name="P90">Imágenes:</text:p>
        </text:list-header>
        <text:list-item>
          <text:p text:style-name="P45">blumarine_favicon.ico de tipo vnd.microsoft.ico</text:p>
          <text:p text:style-name="P99">Archivos css:</text:p>
        </text:list-item>
        <text:list-item>
          <text:p text:style-name="P99">style.css</text:p>
        </text:list-item>
        <text:list-item>
          <text:p text:style-name="P75">bootstrap.min.css</text:p>
          <text:p text:style-name="P90">Archivos js:</text:p>
        </text:list-item>
        <text:list-item>
          <text:p text:style-name="P63">jquery-3.2.1.<text:span text:style-name="T18">m</text:span>in.js</text:p>
        </text:list-item>
        <text:list-item>
          <text:p text:style-name="P63">bootstrap.min.js</text:p>
        </text:list-item>
        <text:list-item>
          <text:p text:style-name="P108">script para usar latex entre símbolos $ $</text:p>
        </text:list-item>
        <text:list-item>
          <text:p text:style-name="P108"><text:bookmark-start text:name="__DdeLink__1464_19122213811"/>MathJax.js<text:bookmark-end text:name="__DdeLink__1464_19122213811"/></text:p>
        </text:list-item>
        <text:list-item>
          <text:p text:style-name="P108">ClickOnAlias.js</text:p>
        </text:list-item>
        <text:list-item>
          <text:p text:style-name="P117">script cableado <text:span text:style-name="T10">con la función insertAtCursor</text:span></text:p>
          <text:p text:style-name="P108">Archivos.jsp:</text:p>
        </text:list-item>
        <text:list-item>
          <text:p text:style-name="P108">header.jsp</text:p>
        </text:list-item>
        <text:list-item>
          <text:p text:style-name="P108"><text:span text:style-name="T10">listar</text:span>.jsp</text:p>
        </text:list-item>
      </text:list>
      <text:p text:style-name="P7"/>
      <text:p text:style-name="P10">Perfil Admin, <text:span text:style-name="T6">Edit Perfil Admin</text:span><text:bookmark-start text:name="__DdeLink__284_1119398243"/><text:span text:style-name="T6">, Agregar Abreviación Admin, Mis Abreviaciones Admin, Agregar Teorema Admin, Mis Teoremas Admin, Help Login Admin, Modificar Alias Admin, Modificar Abreviación Admin, Modificar Teorema Admin</text:span><text:bookmark-end text:name="__DdeLink__284_1119398243"/>: Igual que Perfil, <text:span text:style-name="T6">Agregar Abreviación, Mis Abreviaciones, Agregar Teorema, Mis Teoremas, Help Login, Modificar Alias, Modificar Abreviación, Modificar Teorema</text:span> pero en el menú está la opción de estudi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22:13:16.204723933</meta:creation-date>
    <dc:date>2020-04-09T00:13:46.006058706</dc:date>
    <meta:editing-duration>PT13H21M16S</meta:editing-duration>
    <meta:editing-cycles>30</meta:editing-cycles>
    <meta:generator>LibreOffice/5.2.7.2$Linux_X86_64 LibreOffice_project/20m0$Build-2</meta:generator>
    <meta:document-statistic meta:table-count="0" meta:image-count="0" meta:object-count="0" meta:page-count="10" meta:paragraph-count="321" meta:word-count="1537" meta:character-count="10038" meta:non-whitespace-character-count="9092"/>
  </office:meta>
</office:document-meta>
</file>